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3" svg:font-family="'Lucida Sans'" style:font-pitch="variable"/>
    <style:font-face style:name="Lucida Sans Unicode" svg:font-family="'Lucida Sans Unicode'" style:font-pitch="variable"/>
    <style:font-face style:name="SimSun3" svg:font-family="SimSun" style:font-pitch="variable"/>
    <style:font-face style:name="Tahoma" svg:font-family="Tahoma" style:font-pitch="variable"/>
    <style:font-face style:name="Times New Roman3" svg:font-family="'Times New 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au10" style:family="table">
      <style:table-properties style:width="9.151cm" table:align="margins"/>
    </style:style>
    <style:style style:name="Tableau10.A" style:family="table-column">
      <style:table-column-properties style:column-width="9.151cm" style:rel-column-width="65535*"/>
    </style:style>
    <style:style style:name="Tableau10.1" style:family="table-row">
      <style:table-row-properties style:min-row-height="4.099cm"/>
    </style:style>
    <style:style style:name="Tableau14" style:family="table">
      <style:table-properties style:width="9.151cm" fo:margin-left="0cm" fo:margin-right="0cm" table:align="margins"/>
    </style:style>
    <style:style style:name="Tableau14.A" style:family="table-column">
      <style:table-column-properties style:column-width="9.151cm" style:rel-column-width="65535*"/>
    </style:style>
    <style:style style:name="Tableau14.1" style:family="table-row">
      <style:table-row-properties style:min-row-height="4.001cm"/>
    </style:style>
    <style:style style:name="Tableau14.A1" style:family="table-cell">
      <style:table-cell-properties style:vertical-align="middle" fo:padding="0cm" fo:border="none"/>
    </style:style>
    <style:style style:name="Tableau14.2" style:family="table-row">
      <style:table-row-properties style:min-row-height="3.9cm"/>
    </style:style>
    <style:style style:name="Tableau14.3" style:family="table-row">
      <style:table-row-properties style:min-row-height="3.799cm"/>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da2af"/>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fo:font-size="16pt" fo:letter-spacing="-0.007cm" officeooo:rsid="004162d7" officeooo:paragraph-rsid="004264fa" style:font-size-asian="16pt" style:font-size-complex="16pt"/>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text-properties officeooo:paragraph-rsid="0036d330"/>
    </style:style>
    <style:style style:name="P27" style:family="paragraph" style:parent-style-name="_5f_Paragraphe_20_livret_20_">
      <style:paragraph-properties fo:text-align="end" style:justify-single-word="false"/>
      <style:text-properties officeooo:paragraph-rsid="0036d330"/>
    </style:style>
    <style:style style:name="P28" style:family="paragraph" style:parent-style-name="_5f_Paragraphe_20_livret_20_">
      <style:text-properties officeooo:paragraph-rsid="005129f6"/>
    </style:style>
    <style:style style:name="P29" style:family="paragraph" style:parent-style-name="_5f_Paragraphe_20_livret_20_">
      <style:paragraph-properties fo:margin-top="0cm" fo:margin-bottom="0cm" loext:contextual-spacing="false"/>
      <style:text-properties officeooo:paragraph-rsid="0036d330"/>
    </style:style>
    <style:style style:name="P30" style:family="paragraph" style:parent-style-name="_5f_Paragraphe_20_livret_20_">
      <style:paragraph-properties fo:margin-top="0cm" fo:margin-bottom="0cm" loext:contextual-spacing="false"/>
      <style:text-properties fo:font-style="normal" officeooo:paragraph-rsid="0036d330" style:font-style-asian="normal" style:font-style-complex="normal"/>
    </style:style>
    <style:style style:name="P31" style:family="paragraph" style:parent-style-name="FILET_5f_POINTILLES">
      <style:paragraph-properties fo:margin-top="0cm" fo:margin-bottom="0cm" loext:contextual-spacing="false" style:line-height-at-least="0.801cm"/>
      <style:text-properties officeooo:paragraph-rsid="00483bcb"/>
    </style:style>
    <style:style style:name="P32" style:family="paragraph" style:parent-style-name="FILET_5f_POINTILLES">
      <style:paragraph-properties fo:margin-top="0cm" fo:margin-bottom="0cm" loext:contextual-spacing="false" style:line-height-at-least="0.801cm"/>
      <style:text-properties fo:font-style="normal" officeooo:paragraph-rsid="00483bcb" style:font-style-asian="normal" style:font-style-complex="normal"/>
    </style:style>
    <style:style style:name="P33" style:family="paragraph" style:parent-style-name="FILET_5f_POINTILLES">
      <style:paragraph-properties fo:margin-top="0cm" fo:margin-bottom="0cm" loext:contextual-spacing="false" style:line-height-at-least="0.801cm"/>
      <style:text-properties fo:font-size="10pt" fo:font-style="normal" officeooo:paragraph-rsid="00483bcb" style:font-size-asian="10pt" style:font-style-asian="normal" style:font-size-complex="10pt" style:font-style-complex="normal"/>
    </style:style>
    <style:style style:name="P34" style:family="paragraph" style:parent-style-name="FILET_5f_POINTILLES">
      <style:paragraph-properties fo:margin-top="0cm" fo:margin-bottom="0cm" loext:contextual-spacing="false" style:line-height-at-least="0.801cm" fo:text-align="justify" style:justify-single-word="false"/>
      <style:text-properties fo:color="#cccccc" style:font-name="Bitstream Vera Sans1" fo:font-style="normal" fo:font-weight="normal" officeooo:paragraph-rsid="00483bcb" style:font-style-asian="normal" style:font-weight-asian="normal" style:font-style-complex="normal" style:font-weight-complex="normal"/>
    </style:style>
    <style:style style:name="P35" style:family="paragraph" style:parent-style-name="_5f_Paragraphe_20_livret_20_">
      <style:paragraph-properties fo:margin-top="0.199cm" fo:margin-bottom="0.199cm" loext:contextual-spacing="false"/>
      <style:text-properties officeooo:paragraph-rsid="0036d330"/>
    </style:style>
    <style:style style:name="P36" style:family="paragraph" style:parent-style-name="_5f_Paragraphe_20_livret_20_">
      <style:paragraph-properties fo:margin-top="0.199cm" fo:margin-bottom="0.199cm" loext:contextual-spacing="false"/>
      <style:text-properties fo:font-style="italic" officeooo:paragraph-rsid="0036d330" style:font-style-asian="italic" style:font-style-complex="italic"/>
    </style:style>
    <style:style style:name="P37" style:family="paragraph" style:parent-style-name="_5f_Paragraphe_20_livret_20_">
      <style:paragraph-properties fo:margin-top="0cm" fo:margin-bottom="0.199cm" loext:contextual-spacing="false"/>
      <style:text-properties officeooo:paragraph-rsid="0036d330"/>
    </style:style>
    <style:style style:name="P38" style:family="paragraph" style:parent-style-name="Table_20_Contents">
      <style:paragraph-properties fo:text-align="justify" style:justify-single-word="false"/>
      <style:text-properties officeooo:paragraph-rsid="0036d330"/>
    </style:style>
    <style:style style:name="P39" style:family="paragraph" style:parent-style-name="_5f_Paragraphe_20_livret_20_">
      <style:paragraph-properties fo:margin-top="0.101cm" fo:margin-bottom="0.101cm" loext:contextual-spacing="false"/>
    </style:style>
    <style:style style:name="P40" style:family="paragraph" style:parent-style-name="_5f_Paragraphe_20_livret_20_">
      <style:paragraph-properties fo:margin-top="0.4cm" fo:margin-bottom="0.101cm" loext:contextual-spacing="false"/>
      <style:text-properties officeooo:paragraph-rsid="0036d330"/>
    </style:style>
    <style:style style:name="P41" style:family="paragraph" style:parent-style-name="Exo_5f_Num">
      <style:text-properties fo:font-style="italic" style:font-style-asian="italic" style:font-style-complex="italic"/>
    </style:style>
    <style:style style:name="P42" style:family="paragraph" style:parent-style-name="Exo_5f_Num" style:list-style-name="Num_5f_Exo">
      <style:text-properties officeooo:paragraph-rsid="00518335"/>
    </style:style>
    <style:style style:name="P43" style:family="paragraph" style:parent-style-name="Exo_5f_Num" style:master-page-name="_5f_Fiche_20_éditeur_20_série_20_2_20_une_20_colonne_20_impaire_20__28_G_29_">
      <style:paragraph-properties fo:margin-top="0.499cm" fo:margin-bottom="0.4cm" loext:contextual-spacing="false" style:page-number="89" fo:break-before="auto" fo:break-after="auto"/>
    </style:style>
    <style:style style:name="P44" style:family="paragraph" style:parent-style-name="Exo_5f_Num" style:master-page-name="_5f_Fiche_20_éditeur_20_série_20_2_20_une_20_colonne_20_impaire_20__28_G_29_">
      <style:paragraph-properties style:page-number="auto"/>
    </style:style>
    <style:style style:name="P45" style:family="paragraph" style:parent-style-name="FILET_5f_POINTILLES" style:list-style-name="_5f_Numérotation_20_des_20_exercices_20_livrets">
      <style:paragraph-properties fo:margin-top="0cm" fo:margin-bottom="0cm" loext:contextual-spacing="false" style:line-height-at-least="0.801cm"/>
      <style:text-properties officeooo:paragraph-rsid="00483bcb"/>
    </style:style>
    <style:style style:name="P46" style:family="paragraph" style:parent-style-name="Table_20_Contents" style:list-style-name="liste_5f_abc">
      <style:paragraph-properties fo:text-align="justify" style:justify-single-word="false"/>
      <style:text-properties officeooo:paragraph-rsid="0036d330"/>
    </style:style>
    <style:style style:name="P47" style:family="paragraph" style:parent-style-name="Table_20_Contents" style:list-style-name="_5f_Numérotation_20_des_20_exercices_20_livrets">
      <style:paragraph-properties fo:text-align="justify" style:justify-single-word="false"/>
      <style:text-properties officeooo:paragraph-rsid="0036d330"/>
    </style:style>
    <style:style style:name="P48" style:family="paragraph" style:parent-style-name="Table_20_Contents" style:list-style-name="liste_5f_abc">
      <style:paragraph-properties fo:margin-top="0.3cm" fo:margin-bottom="0.21cm" loext:contextual-spacing="false" fo:text-align="justify" style:justify-single-word="false"/>
      <style:text-properties officeooo:paragraph-rsid="0036d330"/>
    </style:style>
    <style:style style:name="P49" style:family="paragraph" style:parent-style-name="Table_20_Contents" style:list-style-name="_5f_Numérotation_20_des_20_exercices_20_livrets">
      <style:paragraph-properties fo:margin-top="0cm" fo:margin-bottom="0.3cm" loext:contextual-spacing="false" fo:text-align="justify" style:justify-single-word="false"/>
      <style:text-properties officeooo:paragraph-rsid="0036d330"/>
    </style:style>
    <style:style style:name="P50" style:family="paragraph" style:parent-style-name="Table_20_Contents" style:list-style-name="liste_5f_abc">
      <style:paragraph-properties fo:margin-top="0.199cm" fo:margin-bottom="0.21cm" loext:contextual-spacing="false" fo:text-align="justify" style:justify-single-word="false"/>
      <style:text-properties officeooo:paragraph-rsid="0036d330"/>
    </style:style>
    <style:style style:name="P51" style:family="paragraph" style:parent-style-name="Text_20_body" style:list-style-name="liste_5f_abc">
      <style:paragraph-properties fo:margin-top="0.199cm" fo:margin-bottom="0.199cm" loext:contextual-spacing="false" fo:text-align="justify" style:justify-single-word="false">
        <style:tab-stops>
          <style:tab-stop style:position="1.109cm" style:type="right"/>
          <style:tab-stop style:position="1.161cm"/>
        </style:tab-stops>
      </style:paragraph-properties>
      <style:text-properties officeooo:paragraph-rsid="0036d330"/>
    </style:style>
    <style:style style:name="P52" style:family="paragraph" style:parent-style-name="Text_20_body" style:list-style-name="liste_5f_abc">
      <style:paragraph-properties fo:margin-top="0.199cm" fo:margin-bottom="0.199cm" loext:contextual-spacing="false" fo:text-align="justify" style:justify-single-word="false">
        <style:tab-stops>
          <style:tab-stop style:position="1.109cm" style:type="right"/>
          <style:tab-stop style:position="1.157cm"/>
        </style:tab-stops>
      </style:paragraph-properties>
      <style:text-properties officeooo:paragraph-rsid="0036d330"/>
    </style:style>
    <style:style style:name="P53" style:family="paragraph" style:parent-style-name="Text_20_body" style:list-style-name="liste_5f_abc">
      <style:paragraph-properties fo:margin-top="0.199cm" fo:margin-bottom="0.3cm" loext:contextual-spacing="false" fo:text-align="justify" style:justify-single-word="false">
        <style:tab-stops>
          <style:tab-stop style:position="1.109cm" style:type="right"/>
          <style:tab-stop style:position="1.157cm"/>
        </style:tab-stops>
      </style:paragraph-properties>
      <style:text-properties officeooo:paragraph-rsid="0036d330"/>
    </style:style>
    <style:style style:name="P54" style:family="paragraph" style:parent-style-name="Text_20_body" style:list-style-name="liste_5f_abc">
      <style:paragraph-properties fo:margin-top="0.199cm" fo:margin-bottom="0cm" loext:contextual-spacing="false" fo:text-align="justify" style:justify-single-word="false">
        <style:tab-stops>
          <style:tab-stop style:position="1.109cm" style:type="right"/>
          <style:tab-stop style:position="1.157cm"/>
        </style:tab-stops>
      </style:paragraph-properties>
      <style:text-properties style:font-name="Bitstream Vera Sans" fo:font-size="10pt" fo:font-style="normal" officeooo:paragraph-rsid="0036d330" style:font-size-asian="10pt" style:font-style-asian="normal" style:font-size-complex="10pt" style:font-style-complex="normal"/>
    </style:style>
    <style:style style:name="P55" style:family="paragraph" style:parent-style-name="Text_20_body" style:list-style-name="liste_5f_abc">
      <style:paragraph-properties fo:margin-top="0.199cm" fo:margin-bottom="0cm" loext:contextual-spacing="false" fo:text-align="justify" style:justify-single-word="false">
        <style:tab-stops>
          <style:tab-stop style:position="1.109cm" style:type="right"/>
          <style:tab-stop style:position="1.157cm"/>
        </style:tab-stops>
      </style:paragraph-properties>
      <style:text-properties style:font-name="Bitstream Vera Sans" fo:font-size="10pt" fo:font-style="normal" officeooo:paragraph-rsid="005129f6" style:font-size-asian="10pt" style:font-style-asian="normal" style:font-size-complex="10pt" style:font-style-complex="normal"/>
    </style:style>
    <style:style style:name="P56" style:family="paragraph" style:parent-style-name="Text_20_body" style:list-style-name="liste_5f_abc" style:master-page-name="">
      <style:paragraph-properties fo:margin-top="0.199cm" fo:margin-bottom="0cm" loext:contextual-spacing="false" fo:text-align="justify" style:justify-single-word="false" style:page-number="auto">
        <style:tab-stops>
          <style:tab-stop style:position="1.109cm" style:type="right"/>
          <style:tab-stop style:position="1.157cm"/>
        </style:tab-stops>
      </style:paragraph-properties>
      <style:text-properties style:font-name="Bitstream Vera Sans" fo:font-size="10pt" fo:font-style="normal" officeooo:paragraph-rsid="005129f6" style:font-size-asian="10pt" style:font-style-asian="normal" style:font-size-complex="10pt" style:font-style-complex="normal"/>
    </style:style>
    <style:style style:name="P57" style:family="paragraph" style:parent-style-name="_5f_Paragraphe_20_livret_20_" style:list-style-name="liste_5f_abc"/>
    <style:style style:name="P58" style:family="paragraph" style:parent-style-name="_5f_Paragraphe_20_livret_20_" style:list-style-name="liste_5f_abc">
      <style:text-properties officeooo:paragraph-rsid="005129f6"/>
    </style:style>
    <style:style style:name="P59" style:family="paragraph" style:parent-style-name="_5f_Paragraphe_20_livret_20_" style:list-style-name="liste_5f_abc">
      <style:text-properties officeooo:paragraph-rsid="0036d330"/>
    </style:style>
    <style:style style:name="P60" style:family="paragraph" style:parent-style-name="_5f_Paragraphe_20_livret_20_" style:list-style-name="liste_5f_abc">
      <style:paragraph-properties fo:text-align="justify" style:justify-single-word="false"/>
      <style:text-properties officeooo:paragraph-rsid="0036d330"/>
    </style:style>
    <style:style style:name="P61" style:family="paragraph" style:parent-style-name="_5f_Paragraphe_20_livret_20_" style:list-style-name="_5f_Numérotation_20_des_20_exercices_20_livrets">
      <style:paragraph-properties fo:text-align="justify" style:justify-single-word="false"/>
      <style:text-properties officeooo:paragraph-rsid="0036d330"/>
    </style:style>
    <style:style style:name="P62" style:family="paragraph" style:parent-style-name="_5f_Paragraphe_20_livret_20_" style:list-style-name="_5f_Numérotation_20_des_20_exercices_20_livrets">
      <style:text-properties officeooo:paragraph-rsid="0036d330"/>
    </style:style>
    <style:style style:name="P63" style:family="paragraph" style:parent-style-name="_5f_Paragraphe_20_livret_20_" style:list-style-name="_5f_Numérotation_20_des_20_exercices_20_livrets">
      <style:paragraph-properties fo:text-align="end" style:justify-single-word="false"/>
      <style:text-properties officeooo:paragraph-rsid="0036d330"/>
    </style:style>
    <style:style style:name="P64" style:family="paragraph" style:parent-style-name="_5f_Paragraphe_20_livret_20_" style:list-style-name="_5f_Numérotation_20_des_20_exercices_20_livrets">
      <style:paragraph-properties fo:text-align="center" style:justify-single-word="false"/>
      <style:text-properties officeooo:paragraph-rsid="0036d330"/>
    </style:style>
    <style:style style:name="P65" style:family="paragraph" style:parent-style-name="_5f_Paragraphe_20_livret_20_" style:list-style-name="liste_5f_abc">
      <style:text-properties fo:letter-spacing="-0.004cm" officeooo:paragraph-rsid="0036d330"/>
    </style:style>
    <style:style style:name="P66" style:family="paragraph" style:parent-style-name="_5f_Paragraphe_20_livret_20_" style:list-style-name="liste_5f_abc">
      <style:paragraph-properties fo:margin-top="0.199cm" fo:margin-bottom="0.101cm" loext:contextual-spacing="false" fo:text-align="justify" style:justify-single-word="false"/>
      <style:text-properties officeooo:paragraph-rsid="0036d330"/>
    </style:style>
    <style:style style:name="P67" style:family="paragraph" style:parent-style-name="_5f_Paragraphe_20_livret_20_" style:list-style-name="liste_5f_abc">
      <style:paragraph-properties fo:margin-top="0.199cm" fo:margin-bottom="0.101cm" loext:contextual-spacing="false"/>
      <style:text-properties officeooo:paragraph-rsid="0036d330"/>
    </style:style>
    <style:style style:name="P68" style:family="paragraph" style:parent-style-name="_5f_Paragraphe_20_livret_20_" style:list-style-name="liste_5f_abc">
      <style:paragraph-properties fo:margin-top="0.199cm" fo:margin-bottom="0.199cm" loext:contextual-spacing="false"/>
      <style:text-properties officeooo:paragraph-rsid="0036d330"/>
    </style:style>
    <style:style style:name="P69" style:family="paragraph" style:parent-style-name="_5f_Paragraphe_20_livret_20_" style:list-style-name="liste_5f_abc">
      <style:paragraph-properties fo:margin-top="0.199cm" fo:margin-bottom="0.199cm" loext:contextual-spacing="false"/>
      <style:text-properties officeooo:paragraph-rsid="004f8e60"/>
    </style:style>
    <style:style style:name="P70" style:family="paragraph" style:parent-style-name="_5f_Paragraphe_20_livret_20_" style:list-style-name="liste_5f_abc">
      <style:paragraph-properties fo:margin-top="0.199cm" fo:margin-bottom="0.199cm" loext:contextual-spacing="false"/>
      <style:text-properties style:font-name="Bitstream Vera Sans" fo:font-size="10pt" officeooo:paragraph-rsid="004f8e60" style:font-size-asian="10pt" style:font-size-complex="10pt"/>
    </style:style>
    <style:style style:name="P71" style:family="paragraph" style:parent-style-name="_5f_Paragraphe_20_livret_20_" style:list-style-name="liste_5f_abc">
      <style:paragraph-properties fo:margin-top="0.199cm" fo:margin-bottom="0.3cm" loext:contextual-spacing="false"/>
      <style:text-properties officeooo:paragraph-rsid="005129f6"/>
    </style:style>
    <style:style style:name="P72" style:family="paragraph" style:parent-style-name="_5f_Paragraphe_20_livret_20_" style:list-style-name="liste_5f_abc">
      <style:paragraph-properties fo:margin-top="0.199cm" fo:margin-bottom="0.499cm" loext:contextual-spacing="false"/>
      <style:text-properties fo:letter-spacing="-0.004cm" officeooo:paragraph-rsid="004f8e60"/>
    </style:style>
    <style:style style:name="P73" style:family="paragraph" style:parent-style-name="_5f_Paragraphe_20_livret_20_" style:list-style-name="liste_5f_abc">
      <style:paragraph-properties fo:margin-top="0.6cm" fo:margin-bottom="0.101cm" loext:contextual-spacing="false"/>
      <style:text-properties officeooo:paragraph-rsid="0036d330"/>
    </style:style>
    <style:style style:name="P74" style:family="paragraph" style:parent-style-name="_5f_Paragraphe_20_livret_20_" style:list-style-name="liste_5f_abc">
      <style:paragraph-properties fo:margin-top="0.199cm" fo:margin-bottom="0cm" loext:contextual-spacing="false"/>
      <style:text-properties officeooo:paragraph-rsid="0036d330"/>
    </style:style>
    <style:style style:name="P75" style:family="paragraph" style:parent-style-name="_5f_Paragraphe_20_livret_20_" style:list-style-name="liste_5f_abc">
      <style:paragraph-properties fo:margin-top="0.199cm" fo:margin-bottom="0cm" loext:contextual-spacing="false"/>
      <style:text-properties fo:letter-spacing="-0.004cm" officeooo:paragraph-rsid="0036d330"/>
    </style:style>
    <style:style style:name="P76" style:family="paragraph" style:parent-style-name="_5f_Paragraphe_20_livret_20_" style:list-style-name="_5f_Numérotation_20_des_20_exercices_20_livrets">
      <style:paragraph-properties fo:margin-top="0cm" fo:margin-bottom="0cm" loext:contextual-spacing="false" style:line-height-at-least="0cm" fo:text-align="center" style:justify-single-word="false"/>
      <style:text-properties fo:color="#cccccc" style:font-name="Bitstream Vera Sans1" fo:font-weight="normal" officeooo:paragraph-rsid="0036d330" style:font-weight-asian="normal" style:font-weight-complex="normal"/>
    </style:style>
    <style:style style:name="P77" style:family="paragraph" style:parent-style-name="_5f_Paragraphe_20_livret_20_" style:list-style-name="liste_5f_abc">
      <style:paragraph-properties fo:margin-top="0.4cm" fo:margin-bottom="0.199cm" loext:contextual-spacing="false" style:line-height-at-least="0cm" fo:text-align="justify" style:justify-single-word="false"/>
      <style:text-properties officeooo:paragraph-rsid="0036d330"/>
    </style:style>
    <style:style style:name="P78" style:family="paragraph" style:parent-style-name="_5f_Paragraphe_20_livret_20_">
      <style:paragraph-properties fo:margin-top="0.199cm" fo:margin-bottom="1.9cm" loext:contextual-spacing="false"/>
      <style:text-properties officeooo:paragraph-rsid="0036d330"/>
    </style:style>
    <style:style style:name="P79" style:family="paragraph" style:parent-style-name="_5f_Pied_20_de_20_page" style:list-style-name=""/>
    <style:style style:name="P80" style:family="paragraph" style:parent-style-name="_5f_Pied_20_de_20_page" style:list-style-name="">
      <style:paragraph-properties fo:text-align="end" style:justify-single-word="false"/>
    </style:style>
    <style:style style:name="P81" style:family="paragraph" style:parent-style-name="_5f_Pied_20_de_20_page">
      <style:paragraph-properties fo:text-align="end" style:justify-single-word="false"/>
    </style:style>
    <style:style style:name="P8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89999961853027pt" fo:font-style="normal" fo:text-shadow="none" style:text-underline-style="none" fo:font-weight="normal" style:text-underline-mode="continuous" style:text-overline-mode="continuous" style:text-line-through-mode="continuous" style:letter-kerning="false" style:font-name-asian="Bitstream Vera Sans" style:font-size-asian="9.89999961853027pt" style:font-style-asian="normal" style:font-weight-asian="normal" style:font-name-complex="Bitstream Vera Sans" style:font-size-complex="9.89999961853027pt" style:font-style-complex="normal" style:font-weight-complex="normal" style:text-emphasize="none" style:text-scale="100%" style:font-relief="none"/>
    </style:style>
    <style:style style:name="P85"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Times New Roman3" style:font-size-asian="9pt" style:font-style-asian="normal" style:font-weight-asian="normal" style:font-name-complex="Times New Roman3" style:font-size-complex="9pt" style:font-style-complex="normal" style:font-weight-complex="normal" style:text-emphasize="none" style:text-scale="100%" style:font-relief="none"/>
    </style:style>
    <style:style style:name="P8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Times New Roman3" style:font-size-asian="21.6000003814697pt" style:font-style-asian="normal" style:font-weight-asian="normal" style:font-name-complex="Times New Roman3" style:font-size-complex="21.6000003814697pt" style:font-style-complex="normal" style:font-weight-complex="normal" style:text-emphasize="none" style:text-scale="100%" style:font-relief="none"/>
    </style:style>
    <style:style style:name="P88"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11pt" fo:font-style="normal" fo:text-shadow="none" style:text-underline-style="none" fo:font-weight="normal" style:text-underline-mode="continuous" style:text-overline-mode="continuous" style:text-line-through-mode="continuous" style:letter-kerning="false" style:font-name-asian="Times New Roman3" style:font-size-asian="21.6000003814697pt" style:font-style-asian="normal" style:font-weight-asian="normal" style:font-name-complex="Times New Roman3" style:font-size-complex="21.6000003814697pt" style:font-style-complex="normal" style:font-weight-complex="normal" style:text-emphasize="none" style:text-scale="100%" style:font-relief="none"/>
    </style:style>
    <style:style style:name="P8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1"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Bitstream Vera Sans" style:font-size-asian="9pt" style:font-style-asian="normal" style:font-weight-asian="normal" style:font-name-complex="Bitstream Vera Sans" style:font-size-complex="9pt" style:font-style-complex="normal" style:font-weight-complex="normal" style:text-emphasize="none" style:text-scale="100%" style:font-relief="none"/>
    </style:style>
    <style:style style:name="P92"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Bitstream Vera Sans" style:font-size-asian="17.7000007629395pt" style:font-style-asian="normal" style:font-weight-asian="normal" style:font-name-complex="Bitstream Vera Sans" style:font-size-complex="17.7000007629395pt" style:font-style-complex="normal" style:font-weight-complex="normal" style:text-emphasize="none" style:text-scale="100%" style:font-relief="none"/>
    </style:style>
    <style:style style:name="P93"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fals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style>
    <style:style style:name="P9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9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9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9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P9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9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style:paragraph-properties fo:text-align="center"/>
    </style:style>
    <style:style style:name="P102"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P103" style:family="paragraph">
      <loext:graphic-properties draw:fill="solid" draw:fill-color="#1ca2b8"/>
    </style:style>
    <style:style style:name="P10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style>
    <style:style style:name="P10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style>
    <style:style style:name="T1" style:family="text">
      <style:text-properties fo:font-variant="small-caps"/>
    </style:style>
    <style:style style:name="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8b99f"/>
    </style:style>
    <style:style style:name="T6" style:family="text">
      <style:text-properties officeooo:rsid="002da2af"/>
    </style:style>
    <style:style style:name="T7" style:family="text">
      <style:text-properties style:font-name="Bitstream Vera Sans" fo:font-size="10pt" fo:font-style="normal" style:font-size-asian="10pt" style:font-style-asian="normal" style:font-size-complex="10pt" style:font-style-complex="normal"/>
    </style:style>
    <style:style style:name="T8" style:family="text">
      <style:text-properties style:font-name="Bitstream Vera San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Bitstream Vera Sans" fo:font-size="10pt" style:font-size-asian="10pt" style:font-size-complex="10pt"/>
    </style:style>
    <style:style style:name="T10" style:family="text">
      <style:text-properties style:font-name="Bitstream Vera Sans" fo:font-size="10pt" fo:font-weight="normal" style:font-size-asian="10pt" style:font-weight-asian="normal" style:font-size-complex="10pt" style:font-weight-complex="normal"/>
    </style:style>
    <style:style style:name="T11" style:family="text">
      <style:text-properties style:font-name="OpenSymbol1"/>
    </style:style>
    <style:style style:name="T12" style:family="text">
      <style:text-properties style:font-name="OpenSymbol1" fo:font-style="normal" style:font-style-asian="normal" style:font-style-complex="normal"/>
    </style:style>
    <style:style style:name="T13" style:family="text">
      <style:text-properties style:font-name="OpenSymbol1" fo:font-style="normal" fo:font-weight="normal" style:font-style-asian="normal" style:font-weight-asian="normal" style:font-style-complex="normal" style:font-weight-complex="normal"/>
    </style:style>
    <style:style style:name="T14" style:family="text">
      <style:text-properties style:font-name="OpenSymbol1" fo:font-size="10pt" fo:font-style="normal" style:font-size-asian="10pt" style:font-style-asian="normal" style:font-size-complex="10pt" style:font-style-complex="normal"/>
    </style:style>
    <style:style style:name="T15" style:family="text">
      <style:text-properties style:font-name="OpenSymbol1"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OpenSymbol1" fo:font-size="10pt" style:font-size-asian="10pt" style:font-size-complex="10pt"/>
    </style:style>
    <style:style style:name="T17" style:family="text">
      <style:text-properties style:font-name="OpenSymbol1" fo:font-size="10pt" fo:font-weight="normal" style:font-size-asian="10pt" style:font-weight-asian="normal" style:font-size-complex="10pt" style:font-weight-complex="normal"/>
    </style:style>
    <style:style style:name="T18" style:family="text">
      <style:text-properties style:font-name="OpenSymbol1" fo:font-weight="normal" style:font-weight-asian="normal" style:font-weight-complex="normal"/>
    </style:style>
    <style:style style:name="T1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color="#b3b3b3" fo:font-size="10pt" fo:font-style="normal" style:font-size-asian="10pt" style:font-style-asian="normal" style:font-size-complex="10pt" style:font-style-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style:font-name="Bitstream Vera Sans1"/>
    </style:style>
    <style:style style:name="T26" style:family="text">
      <style:text-properties fo:letter-spacing="-0.018cm"/>
    </style:style>
    <style:style style:name="T27" style:family="text">
      <style:text-properties fo:letter-spacing="-0.018cm" officeooo:rsid="00518335" style:font-weight-asian="normal" style:font-weight-complex="normal"/>
    </style:style>
    <style:style style:name="T28" style:family="text">
      <style:text-properties style:text-position="0% 100%" style:font-name-asian="OpenSymbol1" style:font-style-asian="normal" style:font-name-complex="OpenSymbol1" style:font-style-complex="normal"/>
    </style:style>
    <style:style style:name="T29" style:family="text">
      <style:text-properties style:text-position="0% 100%" style:font-name-asian="OpenSymbol1" style:font-name-complex="OpenSymbol1"/>
    </style:style>
    <style:style style:name="T30" style:family="text">
      <style:text-properties style:text-position="0% 100%" style:font-name-asian="OpenSymbol1" style:font-size-asian="10pt" style:font-style-asian="normal" style:font-name-complex="OpenSymbol1" style:font-size-complex="10pt" style:font-style-complex="normal"/>
    </style:style>
    <style:style style:name="T31" style:family="text">
      <style:text-properties style:text-position="0% 100%" style:font-name-asian="OpenSymbol1" style:font-size-asian="10pt" style:font-name-complex="OpenSymbol1" style:font-size-complex="10pt"/>
    </style:style>
    <style:style style:name="T32" style:family="text">
      <style:text-properties style:text-position="0% 100%" fo:font-weight="normal" style:font-name-asian="OpenSymbol1" style:font-size-asian="10pt" style:font-weight-asian="normal" style:font-name-complex="OpenSymbol1" style:font-size-complex="10pt" style:font-weight-complex="normal"/>
    </style:style>
    <style:style style:name="T33" style:family="text">
      <style:text-properties fo:letter-spacing="-0.007cm"/>
    </style:style>
    <style:style style:name="T34" style:family="text">
      <style:text-properties fo:letter-spacing="-0.011cm"/>
    </style:style>
    <style:style style:name="T35" style:family="text">
      <style:text-properties officeooo:rsid="00518335" style:font-weight-asian="normal" style:font-weight-complex="normal"/>
    </style:style>
    <style:style style:name="T36" style:family="text">
      <style:text-properties fo:letter-spacing="-0.014cm"/>
    </style:style>
    <style:style style:name="T37" style:family="text">
      <style:text-properties fo:letter-spacing="-0.004cm"/>
    </style:style>
    <style:style style:name="T38" style:family="text">
      <style:text-properties fo:letter-spacing="normal"/>
    </style:style>
    <style:style style:name="T39" style:family="text">
      <style:text-properties fo:color="#000000" style:text-outline="false" style:text-line-through-style="none" style:text-line-through-type="none" style:font-name="Bitstream Vera Sans" fo:font-size="9.89999961853027pt" fo:font-style="normal" fo:text-shadow="none" style:text-underline-style="none" fo:font-weight="normal" style:text-underline-mode="continuous" style:text-overline-mode="continuous" style:text-line-through-mode="continuous" style:letter-kerning="false" style:font-name-asian="Bitstream Vera Sans" style:font-size-asian="9.89999961853027pt" style:font-style-asian="normal" style:font-weight-asian="normal" style:font-name-complex="Bitstream Vera Sans" style:font-size-complex="9.89999961853027pt" style:font-style-complex="normal" style:font-weight-complex="normal" style:text-emphasize="none" style:text-scale="100%" style:font-relief="none"/>
    </style:style>
    <style:style style:name="T40" style:family="text">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Times New Roman3" style:font-size-asian="9pt" style:font-style-asian="normal" style:font-weight-asian="normal" style:font-name-complex="Times New Roman3" style:font-size-complex="9pt" style:font-style-complex="normal" style:font-weight-complex="normal" style:text-emphasize="none" style:text-scale="100%" style:font-relief="none"/>
    </style:style>
    <style:style style:name="T41" style:family="text">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Times New Roman3" style:font-size-asian="21.6000003814697pt" style:font-style-asian="normal" style:font-weight-asian="normal" style:font-name-complex="Times New Roman3" style:font-size-complex="21.6000003814697pt" style:font-style-complex="normal" style:font-weight-complex="normal" style:text-emphasize="none" style:text-scale="100%" style:font-relief="none"/>
    </style:style>
    <style:style style:name="T42" style:family="text">
      <style:text-properties fo:color="#000000" style:text-outline="false" style:text-line-through-style="none" style:text-line-through-type="none" style:font-name="Bitstream Vera Sans" fo:font-size="11pt" fo:font-style="normal" fo:text-shadow="none" style:text-underline-style="none" fo:font-weight="normal" style:text-underline-mode="continuous" style:text-overline-mode="continuous" style:text-line-through-mode="continuous" style:letter-kerning="false" style:font-name-asian="Times New Roman3" style:font-size-asian="21.6000003814697pt" style:font-style-asian="normal" style:font-weight-asian="normal" style:font-name-complex="Times New Roman3" style:font-size-complex="21.6000003814697pt" style:font-style-complex="normal" style:font-weight-complex="normal" style:text-emphasize="none" style:text-scale="100%" style:font-relief="none"/>
    </style:style>
    <style:style style:name="T43"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44" style:family="text">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Bitstream Vera Sans" style:font-size-asian="9pt" style:font-style-asian="normal" style:font-weight-asian="normal" style:font-name-complex="Bitstream Vera Sans" style:font-size-complex="9pt" style:font-style-complex="normal" style:font-weight-complex="normal" style:text-emphasize="none" style:text-scale="100%" style:font-relief="none"/>
    </style:style>
    <style:style style:name="T45" style:family="text">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Bitstream Vera Sans" style:font-size-asian="17.7000007629395pt" style:font-style-asian="normal" style:font-weight-asian="normal" style:font-name-complex="Bitstream Vera Sans" style:font-size-complex="17.7000007629395pt" style:font-style-complex="normal" style:font-weight-complex="normal" style:text-emphasize="none" style:text-scale="100%" style:font-relief="none"/>
    </style:style>
    <style:style style:name="T46" style:family="text">
      <style:text-properties fo:color="#000000"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letter-kerning="fals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style>
    <style:style style:name="T47"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48" style:family="text">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49" style:family="text">
      <style:text-properties fo:color="#0000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50" style:family="text">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T51" style:family="text">
      <style:text-properties style:use-window-font-color="true" style:text-outline="false" style:text-line-through-style="none" style:text-line-through-type="none" style:font-name="Bitstream Vera Sans"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52" style:family="text">
      <style:text-properties style:use-window-font-color="true" style:text-outline="false" style:text-line-through-style="none" style:text-line-through-type="none" style:font-name="Bitstream Vera Sans" fo:font-size="10.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53" style:family="text">
      <style:text-properties fo:color="#ffffff" style:font-name="Bitstream Vera Sans" fo:font-size="16pt" fo:font-weight="bold" style:font-size-asian="16pt" style:font-weight-asian="bold" style:font-size-complex="16pt" style:font-weight-complex="bold"/>
    </style:style>
    <style:style style:name="T54" style:family="text">
      <style:text-properties fo:color="#000000" style:text-outline="false" style:text-line-through-style="none" style:text-line-through-type="none" style:font-name="Bitstream Vera Sans" fo:font-size="10pt" fo:font-style="normal" fo:text-shadow="none" style:text-underline-style="none" fo:font-weight="normal" style:text-underline-mode="continuous" style:text-overline-mode="continuous" style:text-line-through-mode="continuous" style:letter-kerning="false" style:font-name-asian="Times New Roman" style:font-size-asian="12pt" style:font-style-asian="normal" style:font-weight-asian="normal" style:font-name-complex="Times New Roman" style:font-size-complex="12pt" style:font-style-complex="normal" style:font-weight-complex="normal" style:text-emphasize="none" style:text-scale="100%" style:font-relief="none"/>
    </style:style>
    <style:style style:name="T55" style:family="text">
      <style:text-properties fo:color="#000000" style:text-outline="false" style:text-line-through-style="none" style:text-line-through-type="none" style:font-name="Bitstream Vera Sans" fo:font-size="9pt" fo:font-style="normal" fo:text-shadow="none" style:text-underline-style="none" fo:font-weight="normal" style:text-underline-mode="continuous" style:text-overline-mode="continuous" style:text-line-through-mode="continuous" style:letter-kerning="false" style:font-name-asian="Times New Roman" style:font-size-asian="9pt" style:font-style-asian="normal" style:font-weight-asian="normal" style:font-name-complex="Times New Roman" style:font-size-complex="9pt" style:font-style-complex="normal" style:font-weight-complex="normal" style:text-emphasize="none" style:text-scale="100%"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3" fo:column-gap="0.3cm">
          <style:column-sep style:width="0.021cm" style:color="#b2b2b2"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9cm" draw:shadow="hidden" draw:shadow-offset-x="0.3cm" draw:shadow-offset-y="0.3cm" draw:shadow-color="#808080" style:run-through="foreground"/>
    </style:style>
    <style:style style:name="gr3"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18cm"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15cm" draw:shadow="hidden" draw:shadow-offset-x="0.3cm" draw:shadow-offset-y="0.3cm" draw:shadow-color="#808080" style:run-through="foreground"/>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5cm" draw:shadow="hidden" draw:shadow-offset-x="0.3cm" draw:shadow-offset-y="0.3cm" draw:shadow-color="#808080" style:run-through="foreground"/>
    </style:style>
    <style:style style:name="gr7" style:family="graphic">
      <style:graphic-properties style:run-through="foreground" style:vertical-pos="from-top" style:horizontal-pos="from-left" style:horizontal-rel="paragraph" draw:wrap-influence-on-position="once-concurrent" style:flow-with-text="false"/>
    </style:style>
    <style:style style:name="gr8"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007cm" draw:shadow="hidden" draw:shadow-offset-x="0.3cm" draw:shadow-offset-y="0.3cm" draw:shadow-color="#808080" style:run-through="foreground"/>
    </style:style>
    <style:style style:name="gr1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827cm" draw:shadow="hidden" draw:shadow-offset-x="0.3cm" draw:shadow-offset-y="0.3cm" draw:shadow-color="#808080" style:run-through="foreground"/>
    </style:style>
    <style:style style:name="gr1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781cm" draw:shadow="hidden" draw:shadow-offset-x="0.3cm" draw:shadow-offset-y="0.3cm" draw:shadow-color="#808080" style:run-through="foreground"/>
    </style:style>
    <style:style style:name="gr1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45cm" draw:shadow="hidden" draw:shadow-offset-x="0.3cm" draw:shadow-offset-y="0.3cm" draw:shadow-color="#808080" style:run-through="foreground"/>
    </style:style>
    <style:style style:name="gr1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75cm" draw:shadow="hidden" draw:shadow-offset-x="0.3cm" draw:shadow-offset-y="0.3cm" draw:shadow-color="#808080" style:run-through="foreground"/>
    </style:style>
    <style:style style:name="gr14" style:family="graphic">
      <style:graphic-properties style:run-through="foreground" style:vertical-pos="middle" style:vertical-rel="baseline" style:horizontal-pos="from-left" style:horizontal-rel="paragraph" draw:wrap-influence-on-position="once-concurrent" style:flow-with-text="false"/>
    </style:style>
    <style:style style:name="gr15" style:family="graphic">
      <style:graphic-properties style:run-through="foreground"/>
    </style:style>
    <style:style style:name="gr16" style:family="graphic">
      <style:graphic-properties draw:stroke="none" svg:stroke-width="0cm" svg:stroke-color="#000000" draw:marker-start-width="0.3cm" draw:marker-start-center="false" draw:marker-end-width="0.3cm" draw:marker-end-center="false" draw:fill="none" draw:fill-color="#ffffff" fo:min-height="0.474cm" draw:shadow="hidden" draw:shadow-offset-x="0.3cm" draw:shadow-offset-y="0.3cm" draw:shadow-color="#808080" style:run-through="foreground"/>
    </style:style>
    <style:style style:name="gr17" style:family="graphic">
      <style:graphic-properties draw:stroke="none" svg:stroke-width="0.019cm" svg:stroke-color="#000000" draw:marker-start-width="0.3cm" draw:marker-start-center="false" draw:marker-end-width="0.3cm" draw:marker-end-center="false" draw:fill="none" draw:fill-color="#ffffff" fo:min-height="0.474cm" draw:shadow="hidden" draw:shadow-offset-x="0.3cm" draw:shadow-offset-y="0.3cm" draw:shadow-color="#808080" style:run-through="foreground"/>
    </style:style>
    <style:style style:name="gr1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none" svg:stroke-width="0.019cm" svg:stroke-color="#000000" draw:marker-start-width="0.33cm" draw:marker-start-center="false" draw:marker-end-width="0.33cm" draw:marker-end-center="false" draw:fill="none" draw:fill-color="#00b8ff" draw:textarea-horizontal-align="center" draw:textarea-vertical-align="middle" draw:shadow="hidden" draw:shadow-offset-x="0.3cm" draw:shadow-offset-y="0.3cm" draw:shadow-color="#808080" style:run-through="foreground"/>
    </style:style>
    <style:style style:name="gr2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66cm" draw:shadow="hidden" draw:shadow-offset-x="0.3cm" draw:shadow-offset-y="0.3cm" draw:shadow-color="#808080" style:run-through="foreground"/>
    </style:style>
    <style:style style:name="gr21"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115cm" draw:shadow="hidden" draw:shadow-offset-x="0.3cm" draw:shadow-offset-y="0.3cm" draw:shadow-color="#808080" style:run-through="foreground"/>
    </style:style>
    <style:style style:name="gr22"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49cm" draw:shadow="hidden" draw:shadow-offset-x="0.3cm" draw:shadow-offset-y="0.3cm" draw:shadow-color="#808080" style:run-through="foreground"/>
    </style:style>
    <style:style style:name="gr23"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1.21cm" draw:shadow="hidden" draw:shadow-offset-x="0.3cm" draw:shadow-offset-y="0.3cm" draw:shadow-color="#808080" style:run-through="foreground"/>
    </style:style>
    <style:style style:name="gr2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06cm" fo:min-width="0.309cm" draw:shadow="hidden" draw:shadow-offset-x="0.3cm" draw:shadow-offset-y="0.3cm" draw:shadow-color="#808080" style:run-through="foreground"/>
    </style:style>
    <style:style style:name="gr2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275cm" draw:shadow="hidden" draw:shadow-offset-x="0.3cm" draw:shadow-offset-y="0.3cm" draw:shadow-color="#808080" style:run-through="foreground"/>
    </style:style>
    <style:style style:name="gr28"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854cm" draw:shadow="hidden" draw:shadow-offset-x="0.3cm" draw:shadow-offset-y="0.3cm" draw:shadow-color="#808080" style:run-through="foreground"/>
    </style:style>
    <style:style style:name="gr29"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12cm" fo:min-width="1.431cm" draw:shadow="hidden" draw:shadow-offset-x="0.3cm" draw:shadow-offset-y="0.3cm" draw:shadow-color="#808080" style:run-through="foreground"/>
    </style:style>
    <style:style style:name="gr3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6cm" fo:min-width="0.397cm" draw:shadow="hidden" draw:shadow-offset-x="0.3cm" draw:shadow-offset-y="0.3cm" draw:shadow-color="#808080" style:run-through="foreground"/>
    </style:style>
    <style:style style:name="gr31"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504cm" fo:min-width="0.109cm" draw:shadow="hidden" draw:shadow-offset-x="0.3cm" draw:shadow-offset-y="0.3cm" draw:shadow-color="#808080" style:run-through="foreground"/>
    </style:style>
    <style:style style:name="gr3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0.206cm" draw:shadow="hidden" draw:shadow-offset-x="0.3cm" draw:shadow-offset-y="0.3cm" draw:shadow-color="#808080" style:run-through="foreground"/>
    </style:style>
    <style:style style:name="gr3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style>
    <style:style style:name="gr34"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309cm" draw:shadow="hidden" draw:shadow-offset-x="0.3cm" draw:shadow-offset-y="0.3cm" draw:shadow-color="#808080" style:run-through="foreground"/>
    </style:style>
    <style:style style:name="gr3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219cm" draw:shadow="hidden" draw:shadow-offset-x="0.3cm" draw:shadow-offset-y="0.3cm" draw:shadow-color="#808080" style:run-through="foreground"/>
    </style:style>
    <style:style style:name="gr3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5cm" fo:min-width="1.21cm" draw:shadow="hidden" draw:shadow-offset-x="0.3cm" draw:shadow-offset-y="0.3cm" draw:shadow-color="#808080" style:run-through="foreground"/>
    </style:style>
    <style:style style:name="gr37" style:family="graphic">
      <style:graphic-properties draw:stroke="none" svg:stroke-width="0.019cm" svg:stroke-color="#000000" draw:marker-start-width="0.33cm" draw:marker-start-center="false" draw:marker-end-width="0.33cm" draw:marker-end-center="false" draw:fill="none" draw:fill-color="#ffffff" draw:textarea-horizontal-align="left" draw:auto-grow-width="true" fo:min-height="0.415cm" fo:min-width="0.894cm" draw:shadow="hidden" draw:shadow-offset-x="0.3cm" draw:shadow-offset-y="0.3cm" draw:shadow-color="#808080" style:run-through="foreground"/>
    </style:style>
    <style:style style:name="gr38"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style:run-through="foreground"/>
    </style:style>
    <style:style style:name="gr40"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style:run-through="foreground"/>
    </style:style>
    <style:style style:name="gr41"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4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style:run-through="foreground"/>
    </style:style>
    <style:style style:name="gr4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style:run-through="foreground"/>
    </style:style>
    <style:style style:name="gr44"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style:run-through="foreground"/>
    </style:style>
    <style:style style:name="gr4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style:run-through="foreground"/>
    </style:style>
    <style:style style:name="gr4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style:run-through="foreground"/>
    </style:style>
    <style:style style:name="gr4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style:run-through="foreground"/>
    </style:style>
    <style:style style:name="gr48"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style:run-through="foreground"/>
    </style:style>
    <style:style style:name="gr49"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style:run-through="foreground"/>
    </style:style>
    <style:style style:name="gr50"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style:run-through="foreground"/>
    </style:style>
    <style:style style:name="gr51"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style:run-through="foreground"/>
    </style:style>
    <style:style style:name="gr52"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style:run-through="foreground"/>
    </style:style>
    <style:style style:name="gr53"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style:run-through="foreground"/>
    </style:style>
    <style:style style:name="gr5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5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style:run-through="foreground"/>
    </style:style>
    <style:style style:name="gr6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61"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style:run-through="foreground"/>
    </style:style>
    <style:style style:name="gr6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style:run-through="foreground"/>
    </style:style>
    <style:style style:name="gr6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style:run-through="foreground"/>
    </style:style>
    <style:style style:name="gr6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style:run-through="foreground"/>
    </style:style>
    <style:style style:name="gr6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style:run-through="foreground"/>
    </style:style>
    <style:style style:name="gr6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style:run-through="foreground"/>
    </style:style>
    <style:style style:name="gr6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style:run-through="foreground"/>
    </style:style>
    <style:style style:name="gr6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style:run-through="foreground"/>
    </style:style>
    <style:style style:name="gr7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style:run-through="foreground"/>
    </style:style>
    <style:style style:name="gr7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style:run-through="foreground"/>
    </style:style>
    <style:style style:name="gr7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style:run-through="foreground"/>
    </style:style>
    <style:style style:name="gr73"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style:run-through="foreground"/>
    </style:style>
    <style:style style:name="gr74"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5cm" draw:shadow="hidden" draw:shadow-offset-x="0.3cm" draw:shadow-offset-y="0.3cm" draw:shadow-color="#808080" style:run-through="foreground"/>
    </style:style>
    <style:style style:name="gr7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style:run-through="foreground"/>
    </style:style>
    <style:style style:name="gr77"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style:run-through="foreground"/>
    </style:style>
    <style:style style:name="gr7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style:run-through="foreground"/>
    </style:style>
    <style:style style:name="gr79"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style:run-through="foreground"/>
    </style:style>
    <style:style style:name="gr8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style:run-through="foreground"/>
    </style:style>
    <style:style style:name="gr8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style:run-through="foreground"/>
    </style:style>
    <style:style style:name="gr8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style>
    <style:style style:name="gr8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style:run-through="foreground"/>
    </style:style>
    <style:style style:name="gr8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style:run-through="foreground"/>
    </style:style>
    <style:style style:name="gr8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style:run-through="foreground"/>
    </style:style>
    <style:style style:name="gr87"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style:run-through="foreground"/>
    </style:style>
    <style:style style:name="gr8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style:run-through="foreground"/>
    </style:style>
    <style:style style:name="gr8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style:run-through="foreground"/>
    </style:style>
    <style:style style:name="gr9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76243857" text:style-name="Num_5f_Exo">
        <text:list-item>
          <text:h text:style-name="P43" text:outline-level="1"> <text:span text:style-name="T33">Trace chacun de ces triangles à partir de la figure à main levée proposée.</text:span></text:h>
        </text:list-item>
      </text:list>
      <table:table table:name="Tableau10" table:style-name="Tableau10">
        <table:table-column table:style-name="Tableau10.A"/>
        <table:table-row table:style-name="Tableau10.1">
          <table:table-cell office:value-type="string">
            <text:list xml:id="list888152638" text:style-name="liste_5f_abc">
              <text:list-item>
                <text:list>
                  <text:list-item>
                    <text:p text:style-name="P46"><draw:g text:anchor-type="paragraph" draw:z-index="43" draw:style-name="gr1"><draw:frame draw:style-name="gr5" draw:text-style-name="P84" svg:width="0.216cm" svg:height="0.414cm" svg:x="3.35cm" svg:y="3.476cm"><draw:text-box><text:p text:style-name="P83"><text:span text:style-name="T39">P</text:span></text:p></draw:text-box></draw:frame><draw:line draw:style-name="gr3" draw:text-style-name="P85" svg:x1="3.63cm" svg:y1="3.625cm" svg:x2="8.555cm" svg:y2="2.755cm"><text:p/></draw:line><draw:frame draw:style-name="gr6" draw:text-style-name="P84" svg:width="0.246cm" svg:height="0.414cm" svg:x="8.643cm" svg:y="2.536cm"><draw:text-box><text:p text:style-name="P83"><text:span text:style-name="T39">A</text:span></text:p></draw:text-box></draw:frame></draw:g></text:p>
                  </text:list-item>
                </text:list>
              </text:list-item>
            </text:list>
            <text:p text:style-name="P38"><draw:g text:anchor-type="as-char" draw:z-index="3" draw:style-name="gr18"><draw:polygon draw:style-name="gr73" draw:text-style-name="P90" svg:width="2.223cm" svg:height="1.285cm" svg:x="0.325cm" svg:y="0.407cm" svg:viewBox="0 0 2224 1286" draw:points="0,1286 416,0 2224,931"><text:p/></draw:polygon><draw:path draw:style-name="gr74" draw:text-style-name="P85" svg:width="0.242cm" svg:height="0.235cm" svg:x="0.43cm" svg:y="1.402cm" svg:viewBox="0 0 243 236" svg:d="M0 0c127 34 217 125 243 236"><text:p/></draw:path><draw:frame draw:style-name="gr75" draw:text-style-name="P105" svg:width="0.216cm" svg:height="0.415cm" svg:x="0.092cm" svg:y="1.672cm"><draw:text-box><text:p text:style-name="P83"><text:span text:style-name="T54">P</text:span></text:p></draw:text-box></draw:frame><draw:frame draw:style-name="gr76" draw:text-style-name="P93" svg:width="0.11cm" svg:height="0.505cm" svg:x="0.386cm" svg:y="1.639cm"><draw:text-box><text:p text:style-name="P83"><text:span text:style-name="T46"><text:s/></text:span></text:p></draw:text-box></draw:frame><draw:frame draw:style-name="gr77" draw:text-style-name="P105" svg:width="0.108cm" svg:height="0.415cm" svg:x="0.674cm" svg:y="0cm"><draw:text-box><text:p text:style-name="P83"><text:span text:style-name="T54">I</text:span></text:p></draw:text-box></draw:frame><draw:frame draw:style-name="gr78" draw:text-style-name="P105" svg:width="0.246cm" svg:height="0.415cm" svg:x="2.649cm" svg:y="1.185cm"><draw:text-box><text:p text:style-name="P83"><text:span text:style-name="T54">A</text:span></text:p></draw:text-box></draw:frame><draw:path draw:style-name="gr79" draw:text-style-name="P90"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79" draw:text-style-name="P90" svg:width="1.805cm" svg:height="0.923cm" svg:x="0.743cm" svg:y="0.416cm" svg:viewBox="0 0 1806 924" svg:d="M1806 924c-44-21-86-44-130-65s-85-41-127-67-87-41-127-64-87-37-127-65-87-42-129-62-83-51-125-72-88-37-131-62-86-40-127-67-83-53-127-74-81-46-130-60-83-42-127-60-83-44-127-60-85-53-127-74-85-44-127-65l-18-7"><text:p/></draw:path><draw:path draw:style-name="gr79" draw:text-style-name="P90" svg:width="0.409cm" svg:height="1.294cm" svg:x="0.33cm" svg:y="0.407cm" svg:viewBox="0 0 410 1295" svg:d="M0 1295c18-43 23-87 39-131s17-88 40-127 27-86 52-127 21-88 30-132 38-85 49-132 39-83 48-127 30-85 38-129 34-88 43-136c12-42 30-85 46-127s31-83 22-127"><text:p/></draw:path><draw:frame draw:style-name="gr80" draw:text-style-name="P106" svg:width="0.63cm" svg:height="0.415cm" svg:x="0.57cm" svg:y="1.062cm"><draw:text-box><text:p text:style-name="P83"><text:span text:style-name="T55">63°</text:span></text:p></draw:text-box></draw:frame><draw:frame draw:style-name="gr81" draw:text-style-name="P106" svg:width="0.877cm" svg:height="0.415cm" draw:transform="rotate (0.174009326423835) translate (0.906638888888889cm 1.6435cm)"><draw:text-box><text:p text:style-name="P83"><text:span text:style-name="T55">5 cm</text:span></text:p></draw:text-box></draw:frame><draw:frame draw:style-name="gr81" draw:text-style-name="P106" svg:width="0.877cm" svg:height="0.415cm" draw:transform="rotate (1.30969507069655) translate (0cm 1.38697222222222cm)"><draw:text-box><text:p text:style-name="P83"><text:span text:style-name="T55">3 cm</text:span></text:p></draw:text-box></draw:frame></draw:g></text:p>
            <text:p text:style-name="P38"/>
            <text:p text:style-name="P38"/>
          </table:table-cell>
        </table:table-row>
        <table:table-row table:style-name="Tableau10.1">
          <table:table-cell office:value-type="string">
            <text:list xml:id="list92108121919184" text:continue-numbering="true" text:style-name="liste_5f_abc">
              <text:list-item>
                <text:list>
                  <text:list-item>
                    <text:p text:style-name="P46"/>
                  </text:list-item>
                </text:list>
              </text:list-item>
            </text:list>
            <text:p text:style-name="P38"><draw:g text:anchor-type="paragraph" draw:z-index="44" draw:style-name="gr1"><draw:frame draw:style-name="gr2" draw:text-style-name="P84" svg:width="0.249cm" svg:height="0.414cm" svg:x="3.955cm" svg:y="3.124cm"><draw:text-box><text:p text:style-name="P83"><text:span text:style-name="T39">R</text:span></text:p></draw:text-box></draw:frame><draw:line draw:style-name="gr3" draw:text-style-name="P85" svg:x1="4.318cm" svg:y1="3.33cm" svg:x2="7.765cm" svg:y2="3.937cm"><text:p/></draw:line><draw:frame draw:style-name="gr4" draw:text-style-name="P84" svg:width="0.181cm" svg:height="0.414cm" svg:x="7.878cm" svg:y="3.775cm"><draw:text-box><text:p text:style-name="P83"><text:span text:style-name="T39">J</text:span></text:p></draw:text-box></draw:frame></draw:g><draw:g text:anchor-type="as-char" draw:z-index="2" draw:style-name="gr18"><draw:frame draw:style-name="gr82" draw:text-style-name="P93" svg:width="0.11cm" svg:height="0.505cm" svg:x="0cm" svg:y="0.593cm"><draw:text-box><text:p text:style-name="P83"><text:span text:style-name="T46"><text:s/></text:span></text:p></draw:text-box></draw:frame><draw:polygon draw:style-name="gr60" draw:text-style-name="P90" svg:width="1.662cm" svg:height="2.569cm" svg:x="0.43cm" svg:y="0.4cm" svg:viewBox="0 0 1663 2570" draw:points="182,0 1663,2570 0,2388"><text:p/></draw:polygon><draw:frame draw:style-name="gr63" draw:text-style-name="P84" svg:width="0.249cm" svg:height="0.415cm" svg:x="0.12cm" svg:y="2.713cm"><draw:text-box><text:p text:style-name="P83"><text:span text:style-name="T39">R</text:span></text:p></draw:text-box></draw:frame><draw:frame draw:style-name="gr83" draw:text-style-name="P84" svg:width="0.115cm" svg:height="0.415cm" svg:x="0.291cm" svg:y="2.713cm"><draw:text-box><text:p text:style-name="P83"><text:span text:style-name="T39"><text:s/></text:span></text:p></draw:text-box></draw:frame><draw:frame draw:style-name="gr84" draw:text-style-name="P84" svg:width="0.108cm" svg:height="0.415cm" svg:x="2.18cm" svg:y="2.865cm"><draw:text-box><text:p text:style-name="P83"><text:span text:style-name="T39">J</text:span></text:p></draw:text-box></draw:frame><draw:frame draw:style-name="gr83" draw:text-style-name="P84" svg:width="0.115cm" svg:height="0.415cm" svg:x="2.228cm" svg:y="2.865cm"><draw:text-box><text:p text:style-name="P83"><text:span text:style-name="T39"><text:s/></text:span></text:p></draw:text-box></draw:frame><draw:path draw:style-name="gr23" draw:text-style-name="P90"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23" draw:text-style-name="P90" svg:width="1.654cm" svg:height="0.175cm" svg:x="0.434cm" svg:y="2.796cm" svg:viewBox="0 0 1655 176" svg:d="M0 0c46 9 92 0 136 4s93 1 141 14 95 5 139 19 94 0 141 12 89 11 136 18 88 16 136 23 88 12 134 23 90 2 136 5 90 9 134 18 93 10 141 12 97-2 145 5l46 6 49 17h41"><text:p/></draw:path><draw:path draw:style-name="gr23" draw:text-style-name="P90"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66" draw:text-style-name="P91" svg:width="1.567cm" svg:height="0.415cm" draw:transform="rotate (-0.110479341651241) translate (0.562680555555555cm 2.82406944444444cm)"><draw:text-box><text:p text:style-name="P83"><text:span text:style-name="T44">3,5 cm</text:span></text:p></draw:text-box></draw:frame><draw:frame draw:style-name="gr66" draw:text-style-name="P91" svg:width="1.567cm" svg:height="0.415cm" draw:transform="rotate (1.48283173249438) translate (0.0652638888888889cm 2.15379166666667cm)"><draw:text-box><text:p text:style-name="P83"><text:span text:style-name="T44">4 cm</text:span></text:p></draw:text-box></draw:frame><draw:frame draw:style-name="gr66" draw:text-style-name="P91" svg:width="1.567cm" svg:height="0.415cm" draw:transform="rotate (-1.0477211499722) translate (1.508125cm 1.05841666666667cm)"><draw:text-box><text:p text:style-name="P83"><text:span text:style-name="T44">4,2 cm</text:span></text:p></draw:text-box></draw:frame><draw:frame draw:style-name="gr85" draw:text-style-name="P84" svg:width="0.246cm" svg:height="0.415cm" svg:x="0.529cm" svg:y="0cm"><draw:text-box><text:p text:style-name="P83"><text:span text:style-name="T39">B</text:span></text:p></draw:text-box></draw:frame></draw:g></text:p>
            <text:p text:style-name="P38"/>
          </table:table-cell>
        </table:table-row>
        <table:table-row table:style-name="Tableau10.1">
          <table:table-cell office:value-type="string">
            <text:list xml:id="list92107573978970" text:continue-numbering="true" text:style-name="liste_5f_abc">
              <text:list-item>
                <text:list>
                  <text:list-item>
                    <text:p text:style-name="P46"/>
                  </text:list-item>
                </text:list>
              </text:list-item>
            </text:list>
            <text:list xml:id="list804810855" text:style-name="_5f_Numérotation_20_des_20_exercices_20_livrets">
              <text:list-item>
                <text:list>
                  <text:list-header>
                    <text:p text:style-name="P47"><draw:g text:anchor-type="as-char" draw:z-index="6" draw:style-name="gr18"><draw:frame draw:style-name="gr59" draw:text-style-name="P93" svg:width="0.122cm" svg:height="0.537cm" draw:transform="rotate (1.20357905217529) translate (0.862541666666667cm 0.983763888888889cm)"><draw:text-box><text:p text:style-name="P83"><text:span text:style-name="T46"><text:s/></text:span></text:p></draw:text-box></draw:frame><draw:polygon draw:style-name="gr60" draw:text-style-name="P90" svg:width="1.091cm" svg:height="3.098cm" svg:x="0.147cm" svg:y="0.416cm" svg:viewBox="0 0 1092 3099" draw:points="50,3099 1092,1301 0,0"><text:p/></draw:polygon><draw:path draw:style-name="gr61" draw:text-style-name="P85" svg:width="0.333cm" svg:height="0.204cm" svg:x="0.203cm" svg:y="2.709cm" svg:viewBox="0 0 334 205" svg:d="M334 205c-81-135-218-223-334-202"><text:p/></draw:path><draw:path draw:style-name="gr61" draw:text-style-name="P85" svg:width="0.121cm" svg:height="0.444cm" svg:x="0.972cm" svg:y="1.506cm" svg:viewBox="0 0 122 445" svg:d="M83 0c-20 10-40 32-59 65-48 142-28 309 98 380"><text:p/></draw:path><draw:frame draw:style-name="gr62" draw:text-style-name="P84" svg:width="0.258cm" svg:height="0.461cm" svg:x="1.318cm" svg:y="1.475cm"><draw:text-box><text:p text:style-name="P83"><text:span text:style-name="T39">K</text:span></text:p></draw:text-box></draw:frame><draw:frame draw:style-name="gr63" draw:text-style-name="P84" svg:width="0.249cm" svg:height="0.415cm" svg:x="0.032cm" svg:y="0cm"><draw:text-box><text:p text:style-name="P83"><text:span text:style-name="T39">C</text:span></text:p></draw:text-box></draw:frame><draw:path draw:style-name="gr23" draw:text-style-name="P90" svg:width="0.071cm" svg:height="3.117cm" svg:x="0.144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23" draw:text-style-name="P90" svg:width="1.042cm" svg:height="1.809cm" svg:x="0.198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23" draw:text-style-name="P90"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64" draw:text-style-name="P91" svg:width="0.952cm" svg:height="0.459cm" svg:x="0.166cm" svg:y="1.478cm"><draw:text-box><text:p text:style-name="P83"><text:span text:style-name="T44">110°</text:span></text:p></draw:text-box></draw:frame><draw:frame draw:style-name="gr65" draw:text-style-name="P91" svg:width="0.699cm" svg:height="0.459cm" draw:transform="rotate (1.22260314102203) translate (0.197555555555556cm 2.65593055555556cm)"><draw:text-box><text:p text:style-name="P83"><text:span text:style-name="T44">31°</text:span></text:p></draw:text-box></draw:frame><draw:frame draw:style-name="gr66" draw:text-style-name="P91" svg:width="1.567cm" svg:height="0.415cm" draw:transform="rotate (1.0471975511966) translate (0.555625cm 2.98677777777778cm)"><draw:text-box><text:p text:style-name="P83"><text:span text:style-name="T44">4 cm</text:span></text:p></draw:text-box></draw:frame><draw:frame draw:style-name="gr62" draw:text-style-name="P84" svg:width="0.258cm" svg:height="0.461cm" svg:x="0cm" svg:y="3.535cm"><draw:text-box><text:p text:style-name="P83"><text:span text:style-name="T39">S</text:span></text:p></draw:text-box></draw:frame></draw:g></text:p>
                    <text:p text:style-name="P47"/>
                  </text:list-header>
                </text:list>
              </text:list-item>
            </text:list>
          </table:table-cell>
        </table:table-row>
        <table:table-row table:style-name="Tableau10.1">
          <table:table-cell office:value-type="string">
            <text:list xml:id="list92108251571248" text:continue-list="list92107573978970" text:style-name="liste_5f_abc">
              <text:list-item>
                <text:list>
                  <text:list-item>
                    <text:p text:style-name="P46"/>
                  </text:list-item>
                </text:list>
              </text:list-item>
            </text:list>
            <text:list xml:id="list92109275075699" text:continue-list="list804810855" text:style-name="_5f_Numérotation_20_des_20_exercices_20_livrets">
              <text:list-item>
                <text:list>
                  <text:list-header>
                    <text:p text:style-name="P47"><draw:g text:anchor-type="as-char" draw:z-index="5" draw:style-name="gr18"><draw:polygon draw:style-name="gr60" draw:text-style-name="P90" svg:width="1.668cm" svg:height="2.808cm" svg:x="0.308cm" svg:y="0.426cm" svg:viewBox="0 0 1669 2809" draw:points="0,426 1669,2809 919,0"><text:p/></draw:polygon><draw:path draw:style-name="gr61" draw:text-style-name="P85" svg:width="0.236cm" svg:height="0.421cm" svg:x="0.489cm" svg:y="0.679cm" svg:viewBox="0 0 237 422" svg:d="M0 422c225-96 295-275 187-422"><text:p/></draw:path><draw:path draw:style-name="gr61" draw:text-style-name="P85" svg:width="0.467cm" svg:height="0.15cm" svg:x="1.175cm" svg:y="1.91cm" svg:viewBox="0 0 468 151" svg:d="M468 0c-179 36-328 87-468 151"><text:p/></draw:path><draw:frame draw:style-name="gr67" draw:text-style-name="P84" svg:width="0.313cm" svg:height="0.588cm" svg:x="0cm" svg:y="0.631cm"><draw:text-box><text:p text:style-name="P83"><text:span text:style-name="T39">T</text:span></text:p></draw:text-box></draw:frame><draw:frame draw:style-name="gr68" draw:text-style-name="P84" svg:width="0.324cm" svg:height="0.59cm" svg:x="1.191cm" svg:y="0cm"><draw:text-box><text:p text:style-name="P83"><text:span text:style-name="T39">E</text:span></text:p></draw:text-box></draw:frame><draw:path draw:style-name="gr23" draw:text-style-name="P90" svg:width="0.915cm" svg:height="0.433cm" svg:x="0.312cm" svg:y="0.423cm" svg:viewBox="0 0 916 434" svg:d="M0 434c42-25 91-51 136-64s91-36 130-64c38-28 99-50 140-61 42-12 96-38 145-61s81-49 124-71c46-26 96-41 139-62l44-21 38-24 20-6"><text:p/></draw:path><draw:path draw:style-name="gr23" draw:text-style-name="P90"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23" draw:text-style-name="P90"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69" draw:text-style-name="P91" svg:width="0.899cm" svg:height="0.59cm" svg:x="0.949cm" svg:y="1.536cm"><draw:text-box><text:p text:style-name="P83"><text:span text:style-name="T44">20°</text:span></text:p></draw:text-box></draw:frame><draw:frame draw:style-name="gr70" draw:text-style-name="P91" svg:width="1.098cm" svg:height="0.414cm" draw:transform="rotate (-0.87423542232396) translate (0.689680555555556cm 1.63504166666667cm)"><draw:text-box><text:p text:style-name="P83"><text:span text:style-name="T44">6 cm</text:span></text:p></draw:text-box></draw:frame><draw:frame draw:style-name="gr71" draw:text-style-name="P91" svg:width="0.729cm" svg:height="0.468cm" svg:x="0.75cm" svg:y="0.778cm"><draw:text-box><text:p text:style-name="P83"><text:span text:style-name="T44">80°</text:span></text:p></draw:text-box></draw:frame><draw:frame draw:style-name="gr72" draw:text-style-name="P84" svg:width="0.343cm" svg:height="0.456cm" svg:x="1.96cm" svg:y="3.247cm"><draw:text-box><text:p text:style-name="P83"><text:span text:style-name="T39">M</text:span></text:p></draw:text-box></draw:frame><draw:path draw:style-name="gr61" draw:text-style-name="P85" svg:width="0.397cm" svg:height="0.15cm" svg:x="1.258cm" svg:y="2.012cm" svg:viewBox="0 0 398 151" svg:d="M398 0c-151 35-277 87-398 151"><text:p/></draw:path></draw:g></text:p>
                    <text:p text:style-name="P47"/>
                  </text:list-header>
                </text:list>
              </text:list-item>
            </text:list>
            <text:p text:style-name="P38"/>
          </table:table-cell>
        </table:table-row>
        <table:table-row table:style-name="Tableau10.1">
          <table:table-cell office:value-type="string">
            <text:list xml:id="list92108934430314" text:continue-list="list92108251571248" text:style-name="liste_5f_abc">
              <text:list-item>
                <text:list>
                  <text:list-item>
                    <text:p text:style-name="P46"/>
                  </text:list-item>
                </text:list>
              </text:list-item>
            </text:list>
            <text:list xml:id="list92107487603793" text:continue-list="list92109275075699" text:style-name="_5f_Numérotation_20_des_20_exercices_20_livrets">
              <text:list-item>
                <text:list>
                  <text:list-header>
                    <text:p text:style-name="P47"><draw:g text:anchor-type="as-char" draw:z-index="0" draw:style-name="gr18"><draw:frame draw:style-name="gr86" draw:text-style-name="P84" svg:width="0.207cm" svg:height="0.415cm" svg:x="0.092cm" svg:y="2.951cm"><draw:text-box><text:p text:style-name="P83"><text:span text:style-name="T39">F</text:span></text:p></draw:text-box></draw:frame><draw:polygon draw:style-name="gr73" draw:text-style-name="P90" svg:width="1.971cm" svg:height="2.59cm" svg:x="0.335cm" svg:y="0.362cm" svg:viewBox="0 0 1972 2591" draw:points="0,2591 459,0 1972,2245"><text:p/></draw:polygon><draw:path draw:style-name="gr74" draw:text-style-name="P85" svg:width="0.267cm" svg:height="0.267cm" svg:x="0.397cm" svg:y="2.628cm" svg:viewBox="0 0 268 268" svg:d="M0 0c138 26 242 134 268 268"><text:p/></draw:path><draw:frame draw:style-name="gr87" draw:text-style-name="P84" svg:width="0.115cm" svg:height="0.415cm" svg:x="0.492cm" svg:y="2.875cm"><draw:text-box><text:p text:style-name="P83"><text:span text:style-name="T39"><text:s/></text:span></text:p></draw:text-box></draw:frame><draw:frame draw:style-name="gr88" draw:text-style-name="P84" svg:width="0.267cm" svg:height="0.415cm" svg:x="0.676cm" svg:y="0cm"><draw:text-box><text:p text:style-name="P83"><text:span text:style-name="T39">N</text:span></text:p></draw:text-box></draw:frame><draw:frame draw:style-name="gr78" draw:text-style-name="P84" svg:width="0.246cm" svg:height="0.415cm" svg:x="2.413cm" svg:y="2.482cm"><draw:text-box><text:p text:style-name="P83"><text:span text:style-name="T39">V</text:span></text:p></draw:text-box></draw:frame><draw:path draw:style-name="gr79" draw:text-style-name="P90"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79" draw:text-style-name="P90" svg:width="1.541cm" svg:height="2.223cm" svg:x="0.797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79" draw:text-style-name="P90" svg:width="1.987cm" svg:height="0.349cm" svg:x="0.34cm" svg:y="2.609cm" svg:viewBox="0 0 1988 350" svg:d="M0 346c65 16 120-28 182-21s116-25 180-30 120-18 178-41 120-5 183-19 120-22 178-39 124-21 187-30 117-35 177-35 127-27 192-38c60-8 125-1 182-22s120-16 178-37l60-4 60-14 51-16"><text:p/></draw:path><draw:frame draw:style-name="gr89" draw:text-style-name="P91" svg:width="1.213cm" svg:height="0.415cm" draw:transform="rotate (0.260926723173152) translate (0.73025cm 2.94241666666667cm)"><draw:text-box><text:p text:style-name="P83"><text:span text:style-name="T44">3,2 cm</text:span></text:p></draw:text-box></draw:frame><draw:frame draw:style-name="gr89" draw:text-style-name="P91" svg:width="1.213cm" svg:height="0.415cm" draw:transform="rotate (1.39661246744586) translate (0cm 2.26508333333333cm)"><draw:text-box><text:p text:style-name="P83"><text:span text:style-name="T44">4,2 cm</text:span></text:p></draw:text-box></draw:frame><draw:frame draw:style-name="gr90" draw:text-style-name="P91" svg:width="0.63cm" svg:height="0.415cm" svg:x="0.573cm" svg:y="2.342cm"><draw:text-box><text:p text:style-name="P83"><text:span text:style-name="T44">70°</text:span></text:p></draw:text-box></draw:frame></draw:g></text:p>
                  </text:list-header>
                </text:list>
              </text:list-item>
            </text:list>
          </table:table-cell>
        </table:table-row>
      </table:table>
      <text:list xml:id="list92109136806252" text:continue-list="list776243857" text:style-name="Num_5f_Exo">
        <text:list-item>
          <text:h text:style-name="P41" text:outline-level="1"> <text:span text:style-name="T21">Pour chaque triangle, trace d’abord une figure à main levée puis en vraie grandeur.</text:span></text:h>
        </text:list-item>
      </text:list>
      <text:list xml:id="list92108586916401" text:continue-list="list92108934430314" text:style-name="liste_5f_abc">
        <text:list-item text:start-value="1">
          <text:p text:style-name="P60">Un triangle ABC tel que :<text:line-break/>AB <text:span text:style-name="T11">=</text:span> 3,5 cm, BC <text:span text:style-name="T11">=</text:span> 5 cm et AC <text:span text:style-name="T11">=</text:span> 6 cm.<text:line-break/><text:line-break/><text:line-break/><text:line-break/><text:line-break/></text:p>
        </text:list-item>
      </text:list>
      <text:list xml:id="list92108974742952" text:continue-list="list92107487603793" text:style-name="_5f_Numérotation_20_des_20_exercices_20_livrets">
        <text:list-item>
          <text:list>
            <text:list-header>
              <text:p text:style-name="P63"><text:line-break/><text:line-break/><text:line-break/><draw:g text:anchor-type="as-char" draw:z-index="1" draw:style-name="gr14"><draw:g draw:style-name="gr15"><draw:line draw:style-name="gr8" draw:text-style-name="P85" svg:x1="0.288cm" svg:y1="0.211cm" svg:x2="6.289cm" svg:y2="0.211cm"><text:p/></draw:line><draw:line draw:style-name="gr8" draw:text-style-name="P85" svg:x1="0.288cm" svg:y1="0.066cm" svg:x2="0.288cm" svg:y2="0.385cm"><text:p/></draw:line><draw:line draw:style-name="gr8" draw:text-style-name="P85" svg:x1="6.289cm" svg:y1="0.068cm" svg:x2="6.289cm" svg:y2="0.386cm"><text:p/></draw:line></draw:g><draw:frame draw:style-name="gr16" draw:text-style-name="P89" svg:width="0.288cm" svg:height="0.475cm" svg:x="0cm" svg:y="0.004cm"><draw:text-box><text:p text:style-name="P83"><text:span text:style-name="T43">A</text:span></text:p></draw:text-box></draw:frame><draw:frame draw:style-name="gr16" draw:text-style-name="P89" svg:width="0.359cm" svg:height="0.475cm" svg:x="6.354cm" svg:y="0cm"><draw:text-box><text:p text:style-name="P83"><text:span text:style-name="T43">C</text:span></text:p></draw:text-box></draw:frame></draw:g></text:p>
            </text:list-header>
          </text:list>
        </text:list-item>
      </text:list>
      <text:list xml:id="list92107303138775" text:continue-list="list92108586916401" text:style-name="liste_5f_abc">
        <text:list-item>
          <text:p text:style-name="P66">Un triangle HTU tel que :<text:line-break/>HT <text:span text:style-name="T11">=</text:span> 5 cm, HU <text:span text:style-name="T11">=</text:span> 2 cm et<draw:frame draw:style-name="fr3" draw:name="Objet43" text:anchor-type="as-char" svg:y="-0.39cm" svg:width="0.958cm" svg:height="0.459cm" draw:z-index="4"><draw:object xlink:href="./Object 1" xlink:type="simple" xlink:show="embed" xlink:actuate="onLoad"/><draw:image xlink:href="./ObjectReplacements/Object 1" xlink:type="simple" xlink:show="embed" xlink:actuate="onLoad"/><svg:desc>formule</svg:desc></draw:frame><text:span text:style-name="T11">=</text:span> 100°.<text:line-break/><text:line-break/></text:p>
        </text:list-item>
      </text:list>
      <text:list xml:id="list92108754476302" text:continue-list="list92108974742952" text:style-name="_5f_Numérotation_20_des_20_exercices_20_livrets">
        <text:list-item>
          <text:list>
            <text:list-header>
              <text:p text:style-name="P61"/>
              <text:p text:style-name="P61"><text:line-break/></text:p>
              <text:p text:style-name="P63"><text:line-break/><draw:g text:anchor-type="as-char" draw:z-index="31" draw:style-name="gr14"><draw:g draw:style-name="gr15"><draw:line draw:style-name="gr8" draw:text-style-name="P85" svg:x1="0.393cm" svg:y1="0.223cm" svg:x2="5.394cm" svg:y2="0.223cm"><text:p/></draw:line><draw:line draw:style-name="gr8" draw:text-style-name="P85" svg:x1="0.393cm" svg:y1="0.078cm" svg:x2="0.393cm" svg:y2="0.397cm"><text:p/></draw:line><draw:line draw:style-name="gr8" draw:text-style-name="P85" svg:x1="5.394cm" svg:y1="0.08cm" svg:x2="5.394cm" svg:y2="0.398cm"><text:p/></draw:line></draw:g><draw:frame draw:style-name="gr16" draw:text-style-name="P89" svg:width="0.288cm" svg:height="0.475cm" svg:x="0cm" svg:y="0.004cm"><draw:text-box><text:p text:style-name="P83"><text:span text:style-name="T43">H</text:span></text:p></draw:text-box></draw:frame><draw:frame draw:style-name="gr16" draw:text-style-name="P89" svg:width="0.359cm" svg:height="0.475cm" svg:x="5.429cm" svg:y="0cm"><draw:text-box><text:p text:style-name="P83"><text:span text:style-name="T43">T</text:span></text:p></draw:text-box></draw:frame></draw:g></text:p>
            </text:list-header>
          </text:list>
        </text:list-item>
      </text:list>
      <text:list xml:id="list92109157321798" text:continue-list="list92107303138775" text:style-name="liste_5f_abc">
        <text:list-item>
          <text:p text:style-name="P67">Un triangle GKO tel que :<text:line-break/>GK <text:span text:style-name="T11">=</text:span> 5,5 cm,<draw:frame draw:style-name="fr3" draw:name="Objet36" text:anchor-type="as-char" svg:y="-0.39cm" svg:width="0.975cm" svg:height="0.466cm" draw:z-index="26"><draw:object xlink:href="./Object 2" xlink:type="simple" xlink:show="embed" xlink:actuate="onLoad"/><draw:image xlink:href="./ObjectReplacements/Object 2" xlink:type="simple" xlink:show="embed" xlink:actuate="onLoad"/><svg:desc>formule</svg:desc></draw:frame><text:span text:style-name="T11">=</text:span> 45° et<draw:frame draw:style-name="fr3" draw:name="Objet20" text:anchor-type="as-char" svg:y="-0.39cm" svg:width="0.975cm" svg:height="0.466cm" draw:z-index="27"><draw:object xlink:href="./Object 3" xlink:type="simple" xlink:show="embed" xlink:actuate="onLoad"/><draw:image xlink:href="./ObjectReplacements/Object 3" xlink:type="simple" xlink:show="embed" xlink:actuate="onLoad"/><svg:desc>formule</svg:desc></draw:frame><text:span text:style-name="T11">=</text:span> 35°.<text:line-break/><text:line-break/><text:line-break/></text:p>
        </text:list-item>
      </text:list>
      <text:list xml:id="list92107890003790" text:continue-list="list92108754476302" text:style-name="_5f_Numérotation_20_des_20_exercices_20_livrets">
        <text:list-item>
          <text:list>
            <text:list-header>
              <text:p text:style-name="P62"/>
              <text:p text:style-name="P62"><text:line-break/></text:p>
              <text:p text:style-name="P64"/>
              <text:p text:style-name="P63"><draw:g text:anchor-type="as-char" draw:z-index="34" draw:style-name="gr14"><draw:frame draw:style-name="gr16" draw:text-style-name="P89" svg:width="0.359cm" svg:height="0.475cm" svg:x="0cm" svg:y="0cm"><draw:text-box><text:p text:style-name="P83"><text:span text:style-name="T43">G</text:span></text:p></draw:text-box></draw:frame><draw:g draw:style-name="gr15"><draw:line draw:style-name="gr8" draw:text-style-name="P85" svg:x1="0.4cm" svg:y1="0.219cm" svg:x2="5.9cm" svg:y2="0.219cm"><text:p/></draw:line><draw:line draw:style-name="gr8" draw:text-style-name="P85" svg:x1="0.4cm" svg:y1="0.074cm" svg:x2="0.4cm" svg:y2="0.393cm"><text:p/></draw:line><draw:line draw:style-name="gr8" draw:text-style-name="P85" svg:x1="5.9cm" svg:y1="0.076cm" svg:x2="5.9cm" svg:y2="0.394cm"><text:p/></draw:line></draw:g><draw:frame draw:style-name="gr16" draw:text-style-name="P89" svg:width="0.359cm" svg:height="0.475cm" svg:x="5.965cm" svg:y="0.002cm"><draw:text-box><text:p text:style-name="P83"><text:span text:style-name="T43">K</text:span></text:p></draw:text-box></draw:frame></draw:g></text:p>
            </text:list-header>
          </text:list>
        </text:list-item>
      </text:list>
      <text:list xml:id="list92109041480162" text:continue-list="list92109157321798" text:style-name="liste_5f_abc">
        <text:list-item>
          <text:p text:style-name="P67">Un triangle LMN tel que :<text:line-break/>LM <text:span text:style-name="T11">=</text:span> 6 cm, LN <text:span text:style-name="T11">=</text:span> 3 cm et<draw:frame draw:style-name="fr3" draw:name="Objet35" text:anchor-type="as-char" svg:y="-0.39cm" svg:width="0.967cm" svg:height="0.452cm" draw:z-index="28"><draw:object xlink:href="./Object 4" xlink:type="simple" xlink:show="embed" xlink:actuate="onLoad"/><draw:image xlink:href="./ObjectReplacements/Object 4" xlink:type="simple" xlink:show="embed" xlink:actuate="onLoad"/><svg:desc>formule</svg:desc></draw:frame><text:span text:style-name="T11">=</text:span> 49°.</text:p>
        </text:list-item>
      </text:list>
      <text:p text:style-name="P26"><text:line-break/><text:line-break/></text:p>
      <text:p text:style-name="P26"/>
      <text:p text:style-name="P26"/>
      <text:p text:style-name="P26"><text:line-break/><text:line-break/></text:p>
      <text:list xml:id="list92107552642524" text:continue-numbering="true" text:style-name="liste_5f_abc">
        <text:list-item>
          <text:p text:style-name="P68"><text:span text:style-name="T21">Un triangle PRS tel que :<text:line-break/></text:span><text:span text:style-name="T21"><draw:frame draw:style-name="fr3" draw:name="Objet21" text:anchor-type="as-char" svg:y="-0.39cm" svg:width="0.783cm" svg:height="0.459cm" draw:z-index="29"><draw:object xlink:href="./Object 5" xlink:type="simple" xlink:show="embed" xlink:actuate="onLoad"/><draw:image xlink:href="./ObjectReplacements/Object 5" xlink:type="simple" xlink:show="embed" xlink:actuate="onLoad"/><svg:desc>formule</svg:desc></draw:frame></text:span><text:span text:style-name="T12">=</text:span><text:span text:style-name="T21"> 124°,</text:span><text:span text:style-name="T21"><draw:frame draw:style-name="fr3" draw:name="Objet22" text:anchor-type="as-char" svg:y="-0.39cm" svg:width="0.884cm" svg:height="0.459cm" draw:z-index="30"><draw:object xlink:href="./Object 6" xlink:type="simple" xlink:show="embed" xlink:actuate="onLoad"/><draw:image xlink:href="./ObjectReplacements/Object 6" xlink:type="simple" xlink:show="embed" xlink:actuate="onLoad"/><svg:desc>formule</svg:desc></draw:frame></text:span><text:span text:style-name="T12">=</text:span><text:span text:style-name="T21"> 18° et SP </text:span><text:span text:style-name="T12">=</text:span><text:span text:style-name="T21"> 5,5 cm.</text:span><text:span text:style-name="T24"><text:line-break/></text:span></text:p>
        </text:list-item>
      </text:list>
      <text:p text:style-name="P36"/>
      <text:p text:style-name="P36"/>
      <text:p text:style-name="P36"/>
      <text:p text:style-name="P36"/>
      <text:p text:style-name="P36"/>
      <text:p text:style-name="P35"/>
      <text:list xml:id="list92108913081254" text:continue-list="list92109136806252" text:style-name="Num_5f_Exo">
        <text:list-item>
          <text:h text:style-name="P44" text:outline-level="1"> <text:span text:style-name="T34">Reproduis ces triangles en vraie grandeur, lorsque cela est possible. Si le triangle n’est pas constructible, explique pourquoi.</text:span></text:h>
        </text:list-item>
      </text:list>
      <text:p text:style-name="P30"><draw:g text:anchor-type="as-char" draw:z-index="35" draw:style-name="gr14"><draw:g draw:style-name="gr15"><draw:path draw:style-name="gr38" draw:text-style-name="P90"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38" draw:text-style-name="P90"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38" draw:text-style-name="P90"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39" draw:text-style-name="P89" svg:width="0.417cm" svg:height="0.482cm" svg:x="8.393cm" svg:y="0.577cm"><draw:text-box><text:p text:style-name="P83"><text:span text:style-name="T43">G</text:span></text:p></draw:text-box></draw:frame><draw:frame draw:style-name="gr39" draw:text-style-name="P89" svg:width="0.419cm" svg:height="0.482cm" svg:x="8.55cm" svg:y="3.38cm"><draw:text-box><text:p text:style-name="P83"><text:span text:style-name="T43">H</text:span></text:p></draw:text-box></draw:frame><draw:frame draw:style-name="gr39" draw:text-style-name="P89" svg:width="0.223cm" svg:height="0.482cm" svg:x="5.551cm" svg:y="2.701cm"><draw:text-box><text:p text:style-name="P83"><text:span text:style-name="T43">I</text:span></text:p></draw:text-box></draw:frame><draw:frame draw:style-name="gr40" draw:text-style-name="P94" svg:width="1.567cm" svg:height="0.574cm" draw:transform="rotate (-0.140149938935144) translate (6.588125cm 3.09018055555556cm)"><draw:text-box><text:p text:style-name="P83"><text:span text:style-name="T47">5,5 cm</text:span></text:p></draw:text-box></draw:frame><draw:polyline draw:style-name="gr38" draw:text-style-name="P90" svg:width="0.064cm" svg:height="0.311cm" svg:x="6.085cm" svg:y="2.675cm" svg:viewBox="0 0 65 312" draw:points="0,0 51,131 65,259 65,312"><text:p/></draw:polyline><draw:frame draw:style-name="gr39" draw:text-style-name="P94" svg:width="0.756cm" svg:height="0.482cm" svg:x="6.334cm" svg:y="2.558cm"><draw:text-box><text:p text:style-name="P83"><text:span text:style-name="T47">45°</text:span></text:p></draw:text-box></draw:frame><draw:polyline draw:style-name="gr38" draw:text-style-name="P90" svg:width="0.258cm" svg:height="0.207cm" svg:x="8.327cm" svg:y="3.144cm" svg:viewBox="0 0 259 208" draw:points="259,0 129,39 26,169 0,208"><text:p/></draw:polyline><draw:frame draw:style-name="gr39" draw:text-style-name="P94" svg:width="0.757cm" svg:height="0.482cm" svg:x="7.858cm" svg:y="2.783cm"><draw:text-box><text:p text:style-name="P83"><text:span text:style-name="T47">78°</text:span></text:p></draw:text-box></draw:frame></draw:g><draw:g draw:style-name="gr15"><draw:polygon draw:style-name="gr41" draw:text-style-name="P90" svg:width="2.66cm" svg:height="2.14cm" svg:x="1.766cm" svg:y="3.876cm" svg:viewBox="0 0 2661 2141" draw:points="2661,2141 0,2000 109,0"><text:p/></draw:polygon><draw:frame draw:style-name="gr42" draw:text-style-name="P95" svg:width="0.297cm" svg:height="0.477cm" svg:x="4.479cm" svg:y="5.74cm"><draw:text-box><text:p text:style-name="P83"><text:span text:style-name="T48">N</text:span></text:p></draw:text-box></draw:frame><draw:frame draw:style-name="gr43" draw:text-style-name="P96" svg:width="0.122cm" svg:height="0.53cm" draw:transform="rotate (2.26648456663984) translate (4.429125cm 6.02176388888889cm)"><draw:text-box><text:p text:style-name="P83"><text:span text:style-name="T49"><text:s/></text:span></text:p></draw:text-box></draw:frame><draw:frame draw:style-name="gr44" draw:text-style-name="P95" svg:width="0.346cm" svg:height="0.477cm" svg:x="1.656cm" svg:y="3.353cm"><draw:text-box><text:p text:style-name="P83"><text:span text:style-name="T48">M</text:span></text:p></draw:text-box></draw:frame><draw:path draw:style-name="gr38" draw:text-style-name="P90" svg:width="0.109cm" svg:height="1.99cm" svg:x="1.759cm" svg:y="3.875cm" svg:viewBox="0 0 110 1991" svg:d="M8 1991c-28-88 26-160 12-248-13-80-21-160 9-244 29-83-11-141 24-225 24-83-8-173 1-254s8-163 26-251c16-83 15-160 8-240-6-79 4-162 9-252 6-89 8-169 13-245l-4-32"><text:p/></draw:path><draw:path draw:style-name="gr38" draw:text-style-name="P90" svg:width="2.639cm" svg:height="0.143cm" svg:x="1.78cm" svg:y="5.855cm" svg:viewBox="0 0 2640 144" svg:d="M2640 141c-97 10-155-12-243-6-89 7-156-24-231-8-74 15-173-4-252-7-78-3-181 20-260-16-79-37-163-7-243-10-81-3-169-24-255-30-86-7-159 25-230-3-89-22-172-18-250-10s-165-24-251-16-180-4-266-15l-80-13-79-7"><text:p/></draw:path><draw:path draw:style-name="gr38" draw:text-style-name="P90"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45" draw:text-style-name="P97" svg:width="0.974cm" svg:height="0.477cm" draw:transform="rotate (-0.0865683308989181) translate (2.4765cm 5.99883333333333cm)"><draw:text-box><text:p text:style-name="P83"><text:span text:style-name="T50">4 cm</text:span></text:p></draw:text-box></draw:frame><draw:frame draw:style-name="gr45" draw:text-style-name="P97" svg:width="0.974cm" svg:height="0.477cm" draw:transform="rotate (-0.559552558189382) translate (2.91923611111111cm 4.21906944444444cm)"><draw:text-box><text:p text:style-name="P83"><text:span text:style-name="T50">5 cm</text:span></text:p></draw:text-box></draw:frame><draw:frame draw:style-name="gr46" draw:text-style-name="P95" svg:width="0.32cm" svg:height="0.477cm" svg:x="1.379cm" svg:y="5.876cm"><draw:text-box><text:p text:style-name="P83"><text:span text:style-name="T48">O</text:span></text:p></draw:text-box></draw:frame><draw:frame draw:style-name="gr47" draw:text-style-name="P97" svg:width="1.347cm" svg:height="0.477cm" draw:transform="rotate (1.5707963267949) translate (1.28058333333333cm 5.44497222222222cm)"><draw:text-box><text:p text:style-name="P83"><text:span text:style-name="T50">3,5 cm</text:span></text:p></draw:text-box></draw:frame></draw:g><draw:frame draw:style-name="gr48" draw:text-style-name="P89" svg:width="0.421cm" svg:height="0.542cm" svg:x="4.415cm" svg:y="3.759cm"><draw:text-box><text:p text:style-name="P83"><text:span text:style-name="T43">E</text:span></text:p></draw:text-box></draw:frame><draw:g draw:style-name="gr15"><draw:path draw:style-name="gr38" draw:text-style-name="P90" svg:width="0.018cm" svg:height="2.195cm" svg:x="7.424cm" svg:y="4.166cm" svg:viewBox="0 0 19 2196" svg:d="M7 0c6 108 11 213 11 325-14 107-2 217-11 324s-10 217 0 325 4 217 11 322-16 216-11 327 0 224 0 337v106 109 21"><text:p/></draw:path><draw:path draw:style-name="gr38" draw:text-style-name="P90" svg:width="2.758cm" svg:height="0.063cm" svg:x="4.702cm" svg:y="4.15cm" svg:viewBox="0 0 2759 64" svg:d="M0 21c113 13 224-8 337-10s224 30 337 0 224 10 337 23 224 10 335 0c118-14 224 53 335 21s226-14 337-21 224 0 337-23 224 16 337 23l67 9"><text:p/></draw:path><draw:path draw:style-name="gr38" draw:text-style-name="P90" svg:width="2.744cm" svg:height="2.227cm" svg:x="4.693cm" svg:y="4.152cm" svg:viewBox="0 0 2745 2228" svg:d="M2745 2228c-159-23-194-184-318-263-118-78-229-162-335-252-120-96-229-198-342-297-104-93-222-171-339-254s-231-169-338-261-235-157-330-277c-86-109-224-176-339-261s-247-151-305-284l-99-79"><text:p/></draw:path><draw:path draw:style-name="gr38" draw:text-style-name="P90" svg:width="0.231cm" svg:height="0.243cm" svg:x="7.229cm" svg:y="4.152cm" svg:viewBox="0 0 232 244" svg:d="M8 0c42 65-99 328 111 217h113"><text:p/></draw:path><draw:frame draw:style-name="gr48" draw:text-style-name="P89" svg:width="0.419cm" svg:height="0.542cm" svg:x="7.569cm" svg:y="3.914cm"><draw:text-box><text:p text:style-name="P83"><text:span text:style-name="T43">F</text:span></text:p></draw:text-box></draw:frame><draw:frame draw:style-name="gr48" draw:text-style-name="P94" svg:width="1.135cm" svg:height="0.542cm" draw:transform="rotate (1.5707963267949) translate (7.540625cm 5.81186111111111cm)"><draw:text-box><text:p text:style-name="P83"><text:span text:style-name="T47">7 cm</text:span></text:p></draw:text-box></draw:frame><draw:polyline draw:style-name="gr38" draw:text-style-name="P90" svg:width="0.35cm" svg:height="0.175cm" svg:x="7.095cm" svg:y="5.934cm" svg:viewBox="0 0 351 176" draw:points="0,176 176,18 351,0 351,0"><text:p/></draw:polyline><draw:polyline draw:style-name="gr38" draw:text-style-name="P90" svg:width="0.228cm" svg:height="0.352cm" svg:x="5.101cm" svg:y="4.17cm" svg:viewBox="0 0 229 353" draw:points="229,0 194,178 18,335 0,353"><text:p/></draw:polyline><draw:frame draw:style-name="gr48" draw:text-style-name="P94" svg:width="0.805cm" svg:height="0.542cm" svg:x="5.39cm" svg:y="4.267cm"><draw:text-box><text:p text:style-name="P83"><text:span text:style-name="T47">58°</text:span></text:p></draw:text-box></draw:frame><draw:frame draw:style-name="gr48" draw:text-style-name="P94" svg:width="0.805cm" svg:height="0.542cm" svg:x="6.782cm" svg:y="5.45cm"><draw:text-box><text:p text:style-name="P83"><text:span text:style-name="T47">39°</text:span></text:p></draw:text-box></draw:frame><draw:frame draw:style-name="gr48" draw:text-style-name="P98" svg:width="0.421cm" svg:height="0.542cm" svg:x="7.419cm" svg:y="6.417cm"><draw:text-box><text:p text:style-name="P83"><text:span text:style-name="T51">D</text:span></text:p></draw:text-box></draw:frame></draw:g><draw:g draw:style-name="gr15"><draw:path draw:style-name="gr23" draw:text-style-name="P90" svg:width="2.789cm" svg:height="0.41cm" svg:x="0.399cm" svg:y="2.448cm" svg:viewBox="0 0 2790 411" svg:d="M0 411c129-60 273-44 409-79s284-27 424-53c169-32 349-13 515-53 135-34 268 2 396-53 143-60 300-50 452-80s298-59 448-79l134-14h12"><text:p/></draw:path><draw:frame draw:style-name="gr49" draw:text-style-name="P99" svg:width="0.622cm" svg:height="0.503cm" svg:x="0.346cm" svg:y="0cm"><draw:text-box><text:p/></draw:text-box></draw:frame><draw:frame draw:style-name="gr50" draw:text-style-name="P89" svg:width="0.331cm" svg:height="0.477cm" svg:x="0.139cm" svg:y="2.817cm"><draw:text-box><text:p text:style-name="P83"><text:span text:style-name="T43">B</text:span></text:p></draw:text-box></draw:frame><draw:frame draw:style-name="gr50" draw:text-style-name="P89" svg:width="0.331cm" svg:height="0.477cm" svg:x="3.209cm" svg:y="2.341cm"><draw:text-box><text:p text:style-name="P83"><text:span text:style-name="T43">C</text:span></text:p></draw:text-box></draw:frame><draw:path draw:style-name="gr23" draw:text-style-name="P90" svg:width="2.412cm" svg:height="1.904cm" svg:x="0.767cm" svg:y="0.557cm" svg:viewBox="0 0 2413 1905" svg:d="M0 0c344 95 577 381 866 566 293 189 542 436 840 618l289 257 208 258 210 206"><text:p/></draw:path><draw:path draw:style-name="gr23" draw:text-style-name="P90"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23" draw:text-style-name="P90" svg:width="0.391cm" svg:height="0.278cm" svg:x="0.399cm" svg:y="2.505cm" svg:viewBox="0 0 392 279" svg:d="M0 0c199 30 310 136 310 136l82 143"><text:p/></draw:path><draw:frame draw:style-name="gr51" draw:text-style-name="P94" svg:width="0.768cm" svg:height="0.742cm" svg:x="0.496cm" svg:y="2.104cm"><draw:text-box><text:p text:style-name="P83"><text:span text:style-name="T47">80°</text:span></text:p></draw:text-box></draw:frame><draw:frame draw:style-name="gr52" draw:text-style-name="P94" svg:width="1.71cm" svg:height="0.477cm" draw:transform="rotate (0.139626340159546) translate (1.19238888888889cm 2.75327777777778cm)"><draw:text-box><text:p text:style-name="P83"><text:span text:style-name="T47">7,5 cm</text:span></text:p></draw:text-box></draw:frame><draw:frame draw:style-name="gr52" draw:text-style-name="P94" svg:width="1.712cm" svg:height="0.477cm" draw:transform="rotate (1.39661246744586) translate (0cm 1.96481944444444cm)"><draw:text-box><text:p text:style-name="P83"><text:span text:style-name="T47">6 cm</text:span></text:p></draw:text-box></draw:frame><draw:frame draw:style-name="gr51" draw:text-style-name="P89" svg:width="0.768cm" svg:height="0.742cm" svg:x="0.55cm" svg:y="0.15cm"><draw:text-box><text:p text:style-name="P83"><text:span text:style-name="T43">A</text:span></text:p></draw:text-box></draw:frame></draw:g><draw:g draw:style-name="gr15"><draw:path draw:style-name="gr38" draw:text-style-name="P90" svg:width="3.026cm" svg:height="0.049cm" svg:x="3.566cm" svg:y="0.528cm" svg:viewBox="0 0 3027 50" svg:d="M0 32c148-12 296-30 446-28s298 3 448 28 298 25 448 0 298-9 448-28 297 44 448 28 307 0 459 0h150 148 32"><text:p/></draw:path><draw:path draw:style-name="gr38" draw:text-style-name="P90" svg:width="2.243cm" svg:height="2.278cm" svg:x="4.341cm" svg:y="0.566cm" svg:viewBox="0 0 2244 2279" svg:d="M2244 0c-25 132-186 162-265 263s-164 190-254 282c-97 95-199 187-300 281-93 86-173 183-254 280s-171 194-266 282-159 194-275 272c-113 72-178 187-265 280s-153 207-289 254l-76 85"><text:p/></draw:path><draw:path draw:style-name="gr38" draw:text-style-name="P90" svg:width="0.784cm" svg:height="2.271cm" svg:x="3.557cm" svg:y="0.567cm" svg:viewBox="0 0 785 2272" svg:d="M785 2272c-25-99-78-184-81-293s-110-183-131-293c-19-102-60-194-91-293s-50-204-103-291c-54-93-67-199-111-294s-79-198-102-302-43-210-92-303l-37-95-26-97-11-11"><text:p/></draw:path><draw:frame draw:style-name="gr53" draw:text-style-name="P94" svg:width="1.641cm" svg:height="0.493cm" draw:transform="rotate (0.784700031696651) translate (5.07647222222222cm 2.21cm)"><draw:text-box><text:p text:style-name="P83"><text:span text:style-name="T47">4,5 cm</text:span></text:p></draw:text-box></draw:frame><draw:frame draw:style-name="gr53" draw:text-style-name="P94" svg:width="1.639cm" svg:height="0.493cm" draw:transform="rotate (-1.22155594347083) translate (3.77825cm 1.15519444444444cm)"><draw:text-box><text:p text:style-name="P83"><text:span text:style-name="T47">3 cm</text:span></text:p></draw:text-box></draw:frame><draw:frame draw:style-name="gr53" draw:text-style-name="P94" svg:width="1.641cm" svg:height="0.493cm" svg:x="4.246cm" svg:y="0.025cm"><draw:text-box><text:p text:style-name="P83"><text:span text:style-name="T47">9 cm</text:span></text:p></draw:text-box></draw:frame><draw:frame draw:style-name="gr53" draw:text-style-name="P89" svg:width="0.565cm" svg:height="0.493cm" svg:x="3.134cm" svg:y="0.201cm"><draw:text-box><text:p text:style-name="P83"><text:span text:style-name="T43">W</text:span></text:p></draw:text-box></draw:frame><draw:frame draw:style-name="gr53" draw:text-style-name="P100" svg:width="0.567cm" svg:height="0.493cm" svg:x="4.052cm" svg:y="2.866cm"><draw:text-box><text:p text:style-name="P83"><text:span text:style-name="T52">X</text:span></text:p></draw:text-box></draw:frame><draw:frame draw:style-name="gr53" draw:text-style-name="P89" svg:width="0.567cm" svg:height="0.493cm" svg:x="6.574cm" svg:y="0.203cm"><draw:text-box><text:p text:style-name="P83"><text:span text:style-name="T43">Y</text:span></text:p></draw:text-box></draw:frame></draw:g></draw:g></text:p>
      <text:list xml:id="list92108842796035" text:continue-list="list92107890003790" text:style-name="_5f_Numérotation_20_des_20_exercices_20_livrets">
        <text:list-item>
          <text:list>
            <text:list-header>
              <text:p text:style-name="P45"><text:span text:style-name="_5f_pointillés_20_gris"><text:span text:style-name="T30"><text:tab/></text:span></text:span></text:p>
            </text:list-header>
          </text:list>
        </text:list-item>
      </text:list>
      <text:p text:style-name="P31"><text:span text:style-name="_5f_pointillés_20_gris"><text:span text:style-name="T30"><text:tab/></text:span></text:span></text:p>
      <text:p text:style-name="P31"><text:span text:style-name="_5f_pointillés_20_gris"><text:span text:style-name="T30"><text:tab/></text:span></text:span></text:p>
      <text:p text:style-name="P33"><text:span text:style-name="_5f_pointillés_20_gris"><text:span text:style-name="T29"/></text:span></text:p>
      <text:p text:style-name="P33"><text:span text:style-name="_5f_pointillés_20_gris"><text:span text:style-name="T29"/></text:span></text:p>
      <text:p text:style-name="P33"><text:span text:style-name="_5f_pointillés_20_gris"><text:span text:style-name="T29"/></text:span></text:p>
      <text:list xml:id="list92109392401059" text:continue-numbering="true" text:style-name="_5f_Numérotation_20_des_20_exercices_20_livrets">
        <text:list-item>
          <text:list>
            <text:list-header>
              <text:p text:style-name="P45"/>
            </text:list-header>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2107930623939" text:continue-list="list92108913081254" text:style-name="Num_5f_Exo">
        <text:list-item>
          <text:h text:style-name="Exo_5f_Num" text:outline-level="1"> Pour chaque cas, trace une figure à main levée codée du triangle en indiquant les mesures d’angles et les longueurs des côtés connues.</text:h>
        </text:list-item>
      </text:list>
      <text:list xml:id="list92108308733958" text:continue-list="list92107552642524" text:style-name="liste_5f_abc">
        <text:list-item text:start-value="1">
          <text:p text:style-name="P51"><text:span text:style-name="T9">AGP isocèle en A : </text:span><text:span text:style-name="T10">AG </text:span><text:span text:style-name="T16">=</text:span><text:span text:style-name="T9"> 8 cm et </text:span><text:span text:style-name="T8">GP </text:span><text:span text:style-name="T14">=</text:span><text:span text:style-name="T7"> 6 cm.</text:span></text:p>
        </text:list-item>
        <text:list-item>
          <text:p text:style-name="P52"><text:span text:style-name="T9">BHQ rectangle en B : </text:span><text:span text:style-name="T10">BQ </text:span><text:span text:style-name="T17">=</text:span><text:span text:style-name="T9"> 3 cm et </text:span><text:span text:style-name="T8">BH </text:span><text:span text:style-name="T15">=</text:span><text:span text:style-name="T7"> 7 cm.</text:span></text:p>
        </text:list-item>
        <text:list-item>
          <text:p text:style-name="P53"><text:span text:style-name="T7">CKR équilatéral : </text:span><text:span text:style-name="T8">CK </text:span><text:span text:style-name="T15">=</text:span><text:span text:style-name="T7"> 7 cm.</text:span></text:p>
        </text:list-item>
      </text:list>
      <text:section text:style-name="Sect1" text:name="Section1">
        <text:list xml:id="list92107353123135" text:continue-list="list92108308733958" text:style-name="liste_5f_abc">
          <text:list-item text:start-value="1">
            <text:p text:style-name="P54"/>
          </text:list-item>
        </text:list>
        <text:p text:style-name="_5f_Paragraphe_20_livret_20_"/>
        <text:p text:style-name="_5f_Paragraphe_20_livret_20_"/>
        <text:p text:style-name="P39"/>
        <text:p text:style-name="_5f_Paragraphe_20_livret_20_"/>
        <text:p text:style-name="_5f_Paragraphe_20_livret_20_"/>
        <text:list xml:id="list92108180229585" text:continue-numbering="true" text:style-name="liste_5f_abc">
          <text:list-item>
            <text:p text:style-name="P57"/>
          </text:list-item>
        </text:list>
        <text:p text:style-name="_5f_Paragraphe_20_livret_20_"/>
        <text:p text:style-name="_5f_Paragraphe_20_livret_20_"/>
        <text:p text:style-name="_5f_Paragraphe_20_livret_20_"/>
        <text:p text:style-name="_5f_Paragraphe_20_livret_20_"/>
        <text:p text:style-name="_5f_Paragraphe_20_livret_20_"/>
        <text:list xml:id="list92109325382470" text:continue-numbering="true" text:style-name="liste_5f_abc">
          <text:list-item>
            <text:p text:style-name="P54"/>
          </text:list-item>
        </text:list>
        <text:p text:style-name="_5f_Paragraphe_20_livret_20_"/>
        <text:p text:style-name="_5f_Paragraphe_20_livret_20_"/>
        <text:p text:style-name="_5f_Paragraphe_20_livret_20_"/>
        <text:p text:style-name="_5f_Paragraphe_20_livret_20_"/>
        <text:p text:style-name="_5f_Paragraphe_20_livret_20_"/>
      </text:section>
      <text:list xml:id="list92109430228999" text:continue-numbering="true" text:style-name="liste_5f_abc">
        <text:list-item>
          <text:p text:style-name="P69"><text:span text:style-name="T7">DLS isocèle en S : </text:span><text:span text:style-name="T10">DL </text:span><text:span text:style-name="T17">=</text:span><text:span text:style-name="T9"> 11 cm et </text:span><text:span text:style-name="T8"><draw:frame draw:style-name="fr3" draw:name="Objet45" text:anchor-type="as-char" svg:y="-0.39cm" svg:width="0.69cm" svg:height="0.462cm" draw:z-index="32"><draw:object xlink:href="./Object 12" xlink:type="simple" xlink:show="embed" xlink:actuate="onLoad"/><draw:image xlink:href="./ObjectReplacements/Object 12" xlink:type="simple" xlink:show="embed" xlink:actuate="onLoad"/><svg:desc>formule</svg:desc></draw:frame></text:span><text:span text:style-name="T8"> </text:span><text:span text:style-name="T15">=</text:span><text:span text:style-name="T7"> 35°.</text:span></text:p>
        </text:list-item>
        <text:list-item>
          <text:p text:style-name="P70"><text:span text:style-name="T21">EMT rectangle en M : </text:span><text:span text:style-name="T23"><draw:frame draw:style-name="fr3" draw:name="Objet46" text:anchor-type="as-char" svg:y="-0.39cm" svg:width="0.755cm" svg:height="0.459cm" draw:z-index="33"><draw:object xlink:href="./Object 13" xlink:type="simple" xlink:show="embed" xlink:actuate="onLoad"/><draw:image xlink:href="./ObjectReplacements/Object 13" xlink:type="simple" xlink:show="embed" xlink:actuate="onLoad"/><svg:desc>formule</svg:desc></draw:frame></text:span><text:span text:style-name="T23"> </text:span><text:span text:style-name="T18">=</text:span> 55° et <text:span text:style-name="T22">ME </text:span><text:span text:style-name="T13">=</text:span><text:span text:style-name="T21"> 7 cm.</text:span></text:p>
        </text:list-item>
        <text:list-item>
          <text:p text:style-name="P71"><text:span text:style-name="T7">FUN isocèle rectangle en F : </text:span><text:span text:style-name="T8">FU </text:span><text:span text:style-name="T15">=</text:span><text:span text:style-name="T7"> 4 cm.</text:span></text:p>
        </text:list-item>
      </text:list>
      <text:section text:style-name="Sect1" text:name="Section2">
        <text:list xml:id="list92109228043997" text:continue-list="list92109430228999" text:style-name="liste_5f_abc">
          <text:list-item text:start-value="4">
            <text:p text:style-name="P56"/>
          </text:list-item>
        </text:list>
        <text:p text:style-name="P28"/>
        <text:p text:style-name="P28"/>
        <text:p text:style-name="P28"/>
        <text:p text:style-name="P28"/>
        <text:p text:style-name="P28"/>
        <text:list xml:id="list92108490021365" text:continue-numbering="true" text:style-name="liste_5f_abc">
          <text:list-item>
            <text:p text:style-name="P58"/>
          </text:list-item>
        </text:list>
        <text:p text:style-name="P28"/>
        <text:p text:style-name="P28"/>
        <text:p text:style-name="P28"/>
        <text:p text:style-name="P28"/>
        <text:p text:style-name="P28"/>
        <text:list xml:id="list92109318614576" text:continue-numbering="true" text:style-name="liste_5f_abc">
          <text:list-item>
            <text:p text:style-name="P55"/>
          </text:list-item>
        </text:list>
        <text:p text:style-name="P28"/>
        <text:p text:style-name="P28"/>
        <text:p text:style-name="P28"/>
        <text:p text:style-name="P28"/>
        <text:p text:style-name="P28"/>
      </text:section>
      <text:list xml:id="list92108769040718" text:continue-list="list92107930623939" text:style-name="Num_5f_Exo">
        <text:list-item>
          <text:h text:style-name="Exo_5f_Num" text:outline-level="1"> <text:span text:style-name="T33">Trace chacun de ces triangles à partir de la figure à main levée proposée.</text:span></text:h>
        </text:list-item>
      </text:list>
      <table:table table:name="Tableau14" table:style-name="Tableau14">
        <table:table-column table:style-name="Tableau14.A"/>
        <table:table-row table:style-name="Tableau14.1">
          <table:table-cell table:style-name="Tableau14.A1" office:value-type="string">
            <text:list xml:id="list92109181178242" text:continue-list="list92109318614576" text:style-name="liste_5f_abc">
              <text:list-item>
                <text:list>
                  <text:list-item text:start-value="1">
                    <text:p text:style-name="P46"/>
                  </text:list-item>
                </text:list>
              </text:list-item>
            </text:list>
            <text:list xml:id="list92107634032083" text:continue-list="list92109392401059" text:style-name="_5f_Numérotation_20_des_20_exercices_20_livrets">
              <text:list-item>
                <text:list>
                  <text:list-header>
                    <text:p text:style-name="P47"><draw:g text:anchor-type="as-char" draw:z-index="36" draw:style-name="gr18"><draw:frame draw:style-name="gr31" draw:text-style-name="P93" svg:width="0.11cm" svg:height="0.505cm" svg:x="0.572cm" svg:y="0.593cm"><draw:text-box><text:p text:style-name="P83"><text:span text:style-name="T46"><text:s/></text:span></text:p></draw:text-box></draw:frame><draw:frame draw:style-name="gr21" draw:text-style-name="P84" svg:width="0.115cm" svg:height="0.415cm" svg:x="1.005cm" svg:y="0.741cm"><draw:text-box><text:p text:style-name="P83"><text:span text:style-name="T39"><text:s/></text:span></text:p></draw:text-box></draw:frame><draw:polygon draw:style-name="gr19" draw:text-style-name="P90" svg:width="1.93cm" svg:height="2.49cm" svg:x="0.259cm" svg:y="0.36cm" svg:viewBox="0 0 1931 2491" draw:points="439,2491 0,0 1931,2228"><text:p/></draw:polygon><draw:frame draw:style-name="gr32" draw:text-style-name="P84" svg:width="0.207cm" svg:height="0.415cm" svg:x="0.386cm" svg:y="2.759cm"><draw:text-box><text:p text:style-name="P83"><text:span text:style-name="T39">F</text:span></text:p></draw:text-box></draw:frame><draw:frame draw:style-name="gr33" draw:text-style-name="P84" svg:width="0.115cm" svg:height="0.415cm" svg:x="0.771cm" svg:y="2.773cm"><draw:text-box><text:p text:style-name="P83"><text:span text:style-name="T39"><text:s/></text:span></text:p></draw:text-box></draw:frame><draw:frame draw:style-name="gr34" draw:text-style-name="P84" svg:width="0.309cm" svg:height="0.415cm" svg:x="0.099cm" svg:y="0cm"><draw:text-box><text:p text:style-name="P83"><text:span text:style-name="T39">M</text:span></text:p></draw:text-box></draw:frame><draw:frame draw:style-name="gr35" draw:text-style-name="P84" svg:width="0.219cm" svg:height="0.415cm" svg:x="2.265cm" svg:y="2.281cm"><draw:text-box><text:p text:style-name="P83"><text:span text:style-name="T39">T</text:span></text:p></draw:text-box></draw:frame><draw:path draw:style-name="gr23" draw:text-style-name="P90" svg:width="1.488cm" svg:height="0.272cm" svg:x="0.704cm" svg:y="2.582cm" svg:viewBox="0 0 1489 273" svg:d="M0 273c48 2 97-7 145-14s97-31 146-35 97-14 145-23 97-2 148-44c39-30 104 12 152-7s97-16 146-27 86-35 141-33 101-4 146-18 96-8 143-23 103-14 147-40l30-9"><text:p/></draw:path><draw:path draw:style-name="gr23" draw:text-style-name="P90" svg:width="0.445cm" svg:height="2.486cm" svg:x="0.258cm" svg:y="0.37cm" svg:viewBox="0 0 446 2487" svg:d="M446 2487c0-49 4-100-14-145-23-45-39-95-53-142s0-99-16-149c-14-45-30-93-33-144s0-94-4-141-30-99-33-150-18-96-20-141-10-99-19-145-21-102-42-148-23-97-30-148 3-101-18-145c-25-48-18-97-32-146s-14-101-17-150-22-97-29-147-8-104-24-153-20-99-23-148-25-96-32-145h-7"><text:p/></draw:path><draw:path draw:style-name="gr23" draw:text-style-name="P90" svg:width="1.927cm" svg:height="2.227cm" svg:x="0.265cm" svg:y="0.36cm" svg:viewBox="0 0 1928 2228" svg:d="M0 0c42 44 65 108 118 145s65 91 120 134c46 35 64 97 95 146 34 57 90 97 134 143s103 71 124 131 86 79 130 123 76 92 113 139 73 106 129 140 71 93 115 137 86 92 114 148 60 110 117 134c51 22 93 66 109 120 20 59 72 99 115 143s95 85 134 138 90 102 137 148 82 94 115 145l9 14"><text:p/></draw:path><draw:line draw:style-name="gr24" draw:text-style-name="P85" svg:x1="0.669cm" svg:y1="2.658cm" svg:x2="0.865cm" svg:y2="2.616cm"><text:p/></draw:line><draw:line draw:style-name="gr24" draw:text-style-name="P85" svg:x1="0.861cm" svg:y1="2.616cm" svg:x2="0.914cm" svg:y2="2.822cm"><text:p/></draw:line><draw:frame draw:style-name="gr36" draw:text-style-name="P91" svg:width="1.211cm" svg:height="0.415cm" draw:transform="rotate (0.174183859349034) translate (0.931333333333333cm 2.84484722222222cm)"><draw:text-box><text:p text:style-name="P83"><text:span text:style-name="T44">3,7 cm</text:span></text:p></draw:text-box></draw:frame><draw:frame draw:style-name="gr37" draw:text-style-name="P91" svg:width="0.895cm" svg:height="0.415cm" draw:transform="rotate (1.74532925199433) translate (0.155222222222222cm 2.25670833333333cm)"><draw:text-box><text:p text:style-name="P83"><text:span text:style-name="T44">5 cm</text:span></text:p></draw:text-box></draw:frame></draw:g></text:p>
                  </text:list-header>
                </text:list>
              </text:list-item>
            </text:list>
          </table:table-cell>
        </table:table-row>
        <table:table-row table:style-name="Tableau14.2">
          <table:table-cell table:style-name="Tableau14.A1" office:value-type="string">
            <text:list xml:id="list92107813615893" text:continue-list="list92109181178242" text:style-name="liste_5f_abc">
              <text:list-item>
                <text:list>
                  <text:list-item>
                    <text:p text:style-name="P48"/>
                  </text:list-item>
                </text:list>
              </text:list-item>
            </text:list>
            <text:list xml:id="list92107628181824" text:continue-list="list92107634032083" text:style-name="_5f_Numérotation_20_des_20_exercices_20_livrets">
              <text:list-item>
                <text:list>
                  <text:list-header>
                    <text:p text:style-name="P49"><draw:g text:anchor-type="as-char" draw:z-index="37" draw:style-name="gr18"><draw:polygon draw:style-name="gr19" draw:text-style-name="P90" svg:width="1.877cm" svg:height="2.239cm" svg:x="0.257cm" svg:y="0.242cm" svg:viewBox="0 0 1878 2240" draw:points="0,0 1878,2240 1505,644"><text:p/></draw:polygon><draw:path draw:style-name="gr24" draw:text-style-name="P85" svg:width="0.152cm" svg:height="0.247cm" svg:x="0.69cm" svg:y="0.496cm" svg:viewBox="0 0 153 248" svg:d="M0 248c97-44 140-134 153-248"><text:p/></draw:path><draw:path draw:style-name="gr24" draw:text-style-name="P85" svg:width="0.36cm" svg:height="0.108cm" svg:x="1.602cm" svg:y="1.766cm" svg:viewBox="0 0 361 109" svg:d="M361 0c-136 4-258 48-361 109"><text:p/></draw:path><draw:frame draw:style-name="gr26" draw:text-style-name="P92" svg:width="0.309cm" svg:height="0.507cm" svg:x="2.143cm" svg:y="2.485cm"><draw:text-box><text:p text:style-name="P83"><text:span text:style-name="T45">R</text:span></text:p></draw:text-box></draw:frame><draw:frame draw:style-name="gr27" draw:text-style-name="P92" svg:width="0.276cm" svg:height="0.507cm" svg:x="1.863cm" svg:y="0.577cm"><draw:text-box><text:p text:style-name="P83"><text:span text:style-name="T45">E</text:span></text:p></draw:text-box></draw:frame><draw:path draw:style-name="gr23" draw:text-style-name="P90" svg:width="1.49cm" svg:height="0.644cm" svg:x="0.268cm" svg:y="0.249cm" svg:viewBox="0 0 1491 645" svg:d="M0 1c108-13 126 73 239 93 80 10 140 78 226 100 87 21 135 69 233 93 76 21 142 86 225 119s146 65 218 93c73 29 163 43 233 92l71 30 46 24"><text:p/></draw:path><draw:path draw:style-name="gr23" draw:text-style-name="P90" svg:width="0.362cm" svg:height="1.587cm" svg:x="1.765cm" svg:y="0.9cm" svg:viewBox="0 0 363 1588" svg:d="M0 0c-7 99 91 172 74 272-14 106 52 180 71 283 13 93 86 181 58 283s28 190 70 277c43 86 14 191 72 272l4 102 14 99"><text:p/></draw:path><draw:path draw:style-name="gr23" draw:text-style-name="P90" svg:width="1.852cm" svg:height="2.23cm" svg:x="0.272cm" svg:y="0.249cm" svg:viewBox="0 0 1853 2231" svg:d="M0 0c52 59 106 112 156 180 51 67 115 101 166 178 50 76 88 134 149 192s104 120 149 181c44 60 72 155 137 200 65 46 111 123 165 177 54 55 110 127 154 197 44 69 104 110 145 181 40 70 106 123 146 202 42 65 115 112 155 180 39 68 107 112 154 175 48 64 103 121 170 170l7 18"><text:p/></draw:path><draw:line draw:style-name="gr24" draw:text-style-name="P85" svg:x1="0.723cm" svg:y1="0.596cm" svg:x2="0.862cm" svg:y2="0.684cm"><text:p/></draw:line><draw:line draw:style-name="gr24" draw:text-style-name="P85" svg:x1="1.75cm" svg:y1="1.729cm" svg:x2="1.803cm" svg:y2="1.87cm"><text:p/></draw:line><draw:frame draw:style-name="gr28" draw:text-style-name="P91" svg:width="0.854cm" svg:height="0.507cm" draw:transform="rotate (-0.699178898348929) translate (1.12888888888889cm 0.593652777777778cm)"><draw:text-box><text:p text:style-name="P83"><text:span text:style-name="T44">27°</text:span></text:p></draw:text-box></draw:frame><draw:frame draw:style-name="gr29" draw:text-style-name="P91" svg:width="1.431cm" svg:height="0.512cm" draw:transform="rotate (-0.783652834145454) translate (0.797277777777778cm 1.034625cm)"><draw:text-box><text:p text:style-name="P83"><text:span text:style-name="T44">5 cm</text:span></text:p></draw:text-box></draw:frame><draw:frame draw:style-name="gr30" draw:text-style-name="P92" svg:width="0.398cm" svg:height="0.507cm" svg:x="0cm" svg:y="0cm"><draw:text-box><text:p text:style-name="P83"><text:span text:style-name="T45">P</text:span></text:p></draw:text-box></draw:frame></draw:g></text:p>
                  </text:list-header>
                </text:list>
              </text:list-item>
            </text:list>
          </table:table-cell>
        </table:table-row>
        <table:table-row table:style-name="Tableau14.3">
          <table:table-cell office:value-type="string">
            <text:list xml:id="list92108576141515" text:continue-list="list92107813615893" text:style-name="liste_5f_abc">
              <text:list-item>
                <text:list>
                  <text:list-item>
                    <text:p text:style-name="P50"/>
                  </text:list-item>
                </text:list>
              </text:list-item>
            </text:list>
            <text:list xml:id="list92109423557895" text:continue-list="list92107628181824" text:style-name="_5f_Numérotation_20_des_20_exercices_20_livrets">
              <text:list-item>
                <text:list>
                  <text:list-header>
                    <text:p text:style-name="P47"><draw:g text:anchor-type="as-char" draw:z-index="39" draw:style-name="gr18"><draw:polygon draw:style-name="gr19" draw:text-style-name="P90" svg:width="2.162cm" svg:height="1.841cm" svg:x="0.141cm" svg:y="0.366cm" svg:viewBox="0 0 2163 1842" draw:points="325,1842 0,0 2163,1517"><text:p/></draw:polygon><draw:frame draw:style-name="gr20" draw:text-style-name="P84" svg:width="0.267cm" svg:height="0.415cm" svg:x="0.295cm" svg:y="2.198cm"><draw:text-box><text:p text:style-name="P83"><text:span text:style-name="T39">N</text:span></text:p></draw:text-box></draw:frame><draw:frame draw:style-name="gr21" draw:text-style-name="P84" svg:width="0.115cm" svg:height="0.415cm" svg:x="0.485cm" svg:y="2.221cm"><draw:text-box><text:p text:style-name="P83"><text:span text:style-name="T39"><text:s/></text:span></text:p></draw:text-box></draw:frame><draw:frame draw:style-name="gr20" draw:text-style-name="P84" svg:width="0.267cm" svg:height="0.415cm" svg:x="0cm" svg:y="0cm"><draw:text-box><text:p text:style-name="P83"><text:span text:style-name="T39">X</text:span></text:p></draw:text-box></draw:frame><draw:frame draw:style-name="gr22" draw:text-style-name="P84" svg:width="0.249cm" svg:height="0.415cm" svg:x="2.198cm" svg:y="1.473cm"><draw:text-box><text:p text:style-name="P83"><text:span text:style-name="T39">C</text:span></text:p></draw:text-box></draw:frame><draw:path draw:style-name="gr23" draw:text-style-name="P90" svg:width="0.325cm" svg:height="1.828cm" svg:x="0.146cm" svg:y="0.376cm" svg:viewBox="0 0 326 1829" svg:d="M0 0c16 56 18 116 18 176 0 66 60 108 53 177-6 58 17 118 30 178s28 115 30 175 7 121 17 183 32 116 53 176c18 55 21 119 18 177-6 69 37 113 53 176s31 122 28 184 33 113 25 174v53"><text:p/></draw:path><draw:path draw:style-name="gr23" draw:text-style-name="P90" svg:width="1.835cm" svg:height="0.326cm" svg:x="0.471cm" svg:y="1.886cm" svg:viewBox="0 0 1836 327" svg:d="M0 323c62 16 116-28 176-28 66 0 124-39 187-37s119-30 184-30 114-46 183-39c58 5 122-2 182-11s120-44 183-37c69 9 106-63 177-58 60 2 120-25 181-25s119-3 177-17c63-16 120-20 176-41h30"><text:p/></draw:path><draw:path draw:style-name="gr23" draw:text-style-name="P90" svg:width="2.156cm" svg:height="1.518cm" svg:x="0.146cm" svg:y="0.368cm" svg:viewBox="0 0 2157 1519" svg:d="M0 0c49 49 125 58 176 106 59 55 113 113 177 162 56 41 130 58 178 109 48 62 111 94 180 138 63 39 132 58 176 111 51 58 129 55 177 113 53 62 127 101 183 159 49 53 120 44 176 100 50 50 113 80 177 119s120 67 174 116 96 130 177 145 95 107 176 111l30 30"><text:p/></draw:path><draw:line draw:style-name="gr24" draw:text-style-name="P85" svg:x1="0.446cm" svg:y1="1.941cm" svg:x2="0.712cm" svg:y2="1.893cm"><text:p/></draw:line><draw:line draw:style-name="gr24" draw:text-style-name="P85" svg:x1="0.706cm" svg:y1="1.893cm" svg:x2="0.748cm" svg:y2="2.159cm"><text:p/></draw:line><draw:frame draw:style-name="gr25" draw:text-style-name="P91" svg:width="1.211cm" svg:height="0.415cm" draw:transform="rotate (0.174009326423835) translate (1.031875cm 2.23945833333333cm)"><draw:text-box><text:p text:style-name="P83"><text:span text:style-name="T44">3,2 cm</text:span></text:p></draw:text-box></draw:frame><draw:line draw:style-name="gr24" draw:text-style-name="P85" svg:x1="1.395cm" svg:y1="2.162cm" svg:x2="1.245cm" svg:y2="1.95cm"><text:p/></draw:line><draw:line draw:style-name="gr24" draw:text-style-name="P85" svg:x1="1.508cm" svg:y1="2.142cm" svg:x2="1.358cm" svg:y2="1.93cm"><text:p/></draw:line><draw:line draw:style-name="gr24" draw:text-style-name="P85" svg:x1="0.43cm" svg:y1="1.271cm" svg:x2="0.247cm" svg:y2="1.454cm"><text:p/></draw:line><draw:line draw:style-name="gr24" draw:text-style-name="P85" svg:x1="0.395cm" svg:y1="1.161cm" svg:x2="0.212cm" svg:y2="1.343cm"><text:p/></draw:line></draw:g></text:p>
                  </text:list-header>
                </text:list>
              </text:list-item>
            </text:list>
          </table:table-cell>
        </table:table-row>
      </table:table>
      <text:list xml:id="list92108967734578" text:continue-list="list92108769040718" text:style-name="Num_5f_Exo">
        <text:list-item>
          <text:h text:style-name="Exo_5f_Num" text:outline-level="1"><text:soft-page-break/> Pour chaque triangle, trace d’abord une figure à main levée puis en vraie grandeur.</text:h>
        </text:list-item>
      </text:list>
      <text:list xml:id="list92107822006589" text:continue-list="list92108576141515" text:style-name="liste_5f_abc">
        <text:list-item text:start-value="1">
          <text:p text:style-name="P65">Un triangle GTY isocèle en T tel que GT <text:span text:style-name="T11">=</text:span> 3,5 cm.</text:p>
        </text:list-item>
      </text:list>
      <text:p text:style-name="P40"/>
      <text:p text:style-name="P26"/>
      <text:p text:style-name="P26"/>
      <text:p text:style-name="P26"/>
      <text:p text:style-name="P27"><draw:g text:anchor-type="as-char" draw:z-index="40" draw:style-name="gr14"><draw:g draw:style-name="gr15"><draw:line draw:style-name="gr8" draw:text-style-name="P85" svg:x1="0.42cm" svg:y1="0.187cm" svg:x2="5.574cm" svg:y2="0.187cm"><text:p/></draw:line><draw:line draw:style-name="gr8" draw:text-style-name="P85" svg:x1="0.42cm" svg:y1="0.044cm" svg:x2="0.42cm" svg:y2="0.36cm"><text:p/></draw:line><draw:line draw:style-name="gr8" draw:text-style-name="P85" svg:x1="5.574cm" svg:y1="0.046cm" svg:x2="5.574cm" svg:y2="0.36cm"><text:p/></draw:line></draw:g><draw:frame draw:style-name="gr17" draw:text-style-name="P89" svg:width="0.248cm" svg:height="0.475cm" svg:x="0cm" svg:y="0cm"><draw:text-box><text:p text:style-name="P83"><text:span text:style-name="T43">G</text:span></text:p></draw:text-box></draw:frame><draw:frame draw:style-name="gr17" draw:text-style-name="P89" svg:width="0.248cm" svg:height="0.475cm" svg:x="5.717cm" svg:y="0.046cm"><draw:text-box><text:p text:style-name="P83"><text:span text:style-name="T43">Y</text:span></text:p></draw:text-box></draw:frame></draw:g></text:p>
      <text:list xml:id="list92108693282750" text:continue-numbering="true" text:style-name="liste_5f_abc">
        <text:list-item>
          <text:p text:style-name="P72">Un triangle ERT rectangle en E tel que <draw:frame draw:style-name="fr3" draw:name="Objet47" text:anchor-type="as-char" svg:y="-0.39cm" svg:width="0.69cm" svg:height="0.459cm" draw:z-index="38"><draw:object xlink:href="./Object 14" xlink:type="simple" xlink:show="embed" xlink:actuate="onLoad"/><draw:image xlink:href="./ObjectReplacements/Object 14" xlink:type="simple" xlink:show="embed" xlink:actuate="onLoad"/><svg:desc>formule</svg:desc></draw:frame> <text:span text:style-name="T11">=</text:span> 33°.</text:p>
        </text:list-item>
      </text:list>
      <text:list xml:id="list92109383251361" text:continue-list="list92109423557895" text:style-name="_5f_Numérotation_20_des_20_exercices_20_livrets">
        <text:list-item>
          <text:list>
            <text:list-header>
              <text:p text:style-name="P63"><draw:g text:anchor-type="as-char" draw:z-index="41" draw:style-name="gr14"><draw:g draw:style-name="gr15"><draw:line draw:style-name="gr8" draw:text-style-name="P85" svg:x1="0.42cm" svg:y1="0.225cm" svg:x2="4.308cm" svg:y2="0.225cm"><text:p/></draw:line><draw:line draw:style-name="gr8" draw:text-style-name="P85" svg:x1="0.42cm" svg:y1="0.082cm" svg:x2="0.42cm" svg:y2="0.398cm"><text:p/></draw:line><draw:line draw:style-name="gr8" draw:text-style-name="P85" svg:x1="4.308cm" svg:y1="0.084cm" svg:x2="4.308cm" svg:y2="0.398cm"><text:p/></draw:line></draw:g><draw:frame draw:style-name="gr16" draw:text-style-name="P89" svg:width="0.248cm" svg:height="0.475cm" svg:x="0cm" svg:y="0.037cm"><draw:text-box><text:p text:style-name="P83"><text:span text:style-name="T43">T</text:span></text:p></draw:text-box></draw:frame><draw:frame draw:style-name="gr16" draw:text-style-name="P89" svg:width="0.248cm" svg:height="0.475cm" svg:x="4.417cm" svg:y="0cm"><draw:text-box><text:p text:style-name="P83"><text:span text:style-name="T43">E</text:span></text:p></draw:text-box></draw:frame></draw:g></text:p>
            </text:list-header>
          </text:list>
        </text:list-item>
      </text:list>
      <text:p text:style-name="P26"/>
      <text:p text:style-name="P26"/>
      <text:p text:style-name="P26"/>
      <text:p text:style-name="P26"/>
      <text:p text:style-name="P26"/>
      <text:list xml:id="list92108894658112" text:continue-list="list92108693282750" text:style-name="liste_5f_abc">
        <text:list-item>
          <text:p text:style-name="P73">Un triangle CKF équilatéral de côté 3,4 cm.</text:p>
        </text:list-item>
      </text:list>
      <text:p text:style-name="P29"/>
      <text:p text:style-name="P37"/>
      <text:p text:style-name="P29"/>
      <text:p text:style-name="P26"/>
      <text:p text:style-name="P26"/>
      <text:p text:style-name="P26"/>
      <text:p text:style-name="P26"/>
      <text:list xml:id="list92108177490956" text:continue-list="list92108967734578" text:style-name="Num_5f_Exo">
        <text:list-item>
          <text:h text:style-name="P42" text:outline-level="1"><text:span text:style-name="Bold_5f_niv1"><text:span text:style-name="T23"> </text:span></text:span><text:span text:style-name="Bold_5f_niv1"><text:span text:style-name="T35">a.</text:span></text:span><text:span text:style-name="T27"> </text:span><text:span text:style-name="T38">Construis un triangle équilatéral ABC de côté 4 cm.</text:span></text:h>
        </text:list-item>
      </text:list>
      <text:p text:style-name="P26"/>
      <text:p text:style-name="P26"/>
      <text:p text:style-name="P26"/>
      <text:p text:style-name="P26"/>
      <text:p text:style-name="P26"/>
      <text:p text:style-name="P26"/>
      <text:p text:style-name="P78"/>
      <text:p text:style-name="P26"/>
      <text:list xml:id="list92108548767022" text:continue-list="list92108894658112" text:style-name="liste_5f_abc">
        <text:list-item text:start-value="2">
          <text:p text:style-name="P59">Complète la figure en construisant le triangle ABD isocèle en D tel que <draw:frame draw:style-name="fr3" draw:name="Objet59" text:anchor-type="as-char" svg:y="-0.39cm" svg:width="0.758cm" svg:height="0.462cm" draw:z-index="24"><draw:object xlink:href="./Object 24" xlink:type="simple" xlink:show="embed" xlink:actuate="onLoad"/><draw:image xlink:href="./ObjectReplacements/Object 24" xlink:type="simple" xlink:show="embed" xlink:actuate="onLoad"/><svg:desc>formule</svg:desc></draw:frame><text:s/><text:span text:style-name="T11">=</text:span> 105°.</text:p>
        </text:list-item>
        <text:list-item>
          <text:p text:style-name="P74">Quelles sont les mesures des angles du triangle ABD ? Justifie. Que dire alors du triangle ABD ?</text:p>
        </text:list-item>
      </text:list>
      <text:p text:style-name="P32"><text:span text:style-name="_5f_pointillés_20_gris"><text:span text:style-name="T29"><text:tab/></text:span></text:span></text:p>
      <text:p text:style-name="P32"><text:span text:style-name="_5f_pointillés_20_gris"><text:span text:style-name="T29"><text:tab/></text:span></text:span></text:p>
      <text:p text:style-name="P32"><text:span text:style-name="_5f_pointillés_20_gris"><text:span text:style-name="T28"><text:tab/></text:span></text:span></text:p>
      <text:list xml:id="list92108921324794" text:continue-list="list92108177490956" text:style-name="Num_5f_Exo">
        <text:list-item>
          <text:h text:style-name="Exo_5f_Num" text:outline-level="1"><text:span text:style-name="Bold_5f_niv1"><text:span text:style-name="T23"> </text:span></text:span><text:span text:style-name="Bold_5f_niv1">Programme et construction</text:span></text:h>
        </text:list-item>
      </text:list>
      <text:list xml:id="list92108513713097" text:continue-list="list92108548767022" text:style-name="liste_5f_abc">
        <text:list-item text:start-value="1">
          <text:p text:style-name="P75"><text:span text:style-name="T25">É</text:span>cris un programme de construction pour réaliser cette figure.</text:p>
        </text:list-item>
      </text:list>
      <text:list xml:id="list92108538731413" text:continue-list="list92109383251361" text:style-name="_5f_Numérotation_20_des_20_exercices_20_livrets">
        <text:list-header>
          <text:p text:style-name="P76"><text:span text:style-name="corps"><text:span text:style-name="T20"><draw:g text:anchor-type="as-char" svg:y="0cm" draw:z-index="42" draw:style-name="gr7"><draw:line draw:style-name="gr8" draw:text-style-name="P85" svg:x1="2.872cm" svg:y1="2.623cm" svg:x2="2.932cm" svg:y2="2.595cm"><text:p/></draw:line><draw:line draw:style-name="gr8" draw:text-style-name="P85" svg:x1="2.9cm" svg:y1="2.611cm" svg:x2="0.445cm" svg:y2="3.694cm"><text:p/></draw:line><draw:frame draw:style-name="gr9" draw:text-style-name="P86" svg:width="1.008cm" svg:height="0.477cm" draw:transform="rotate (0.434761516671787) translate (1.19415277777778cm 3.40430555555556cm)"><draw:text-box><text:p text:style-name="P83"><text:span text:style-name="T40">4 cm</text:span></text:p></draw:text-box></draw:frame><draw:line draw:style-name="gr8" draw:text-style-name="P85" svg:x1="0.505cm" svg:y1="0.564cm" svg:x2="0.445cm" svg:y2="3.693cm"><text:p/></draw:line><draw:frame draw:style-name="gr9" draw:text-style-name="P86" svg:width="1.008cm" svg:height="0.477cm" draw:transform="rotate (1.5690509975429) translate (0cm 2.67052777777778cm)"><draw:text-box><text:p text:style-name="P83"><text:span text:style-name="T40">5 cm</text:span></text:p></draw:text-box></draw:frame><draw:line draw:style-name="gr8" draw:text-style-name="P85" svg:x1="0.504cm" svg:y1="0.564cm" svg:x2="2.899cm" svg:y2="2.61cm"><text:p/></draw:line><draw:polyline draw:style-name="gr8" draw:text-style-name="P85" svg:width="0.371cm" svg:height="0.2cm" svg:x="2.704cm" svg:y="2.24cm" svg:viewBox="0 0 372 201" draw:points="0,201 164,0 372,175"><text:p/></draw:polyline><draw:polyline draw:style-name="gr8" draw:text-style-name="P85" svg:width="4.113cm" svg:height="2.051cm" svg:x="0.502cm" svg:y="0.561cm" svg:viewBox="0 0 4114 2052" draw:points="2393,2052 4114,42 0,0"><text:p/></draw:polyline><draw:line draw:style-name="gr8" draw:text-style-name="P85" svg:x1="2.872cm" svg:y1="2.623cm" svg:x2="2.932cm" svg:y2="2.595cm"><text:p/></draw:line><draw:line draw:style-name="gr8" draw:text-style-name="P85" svg:x1="4.616cm" svg:y1="0.6cm" svg:x2="5.54cm" svg:y2="2.639cm"><text:p/></draw:line><draw:frame draw:style-name="gr9" draw:text-style-name="P86" svg:width="1.008cm" svg:height="0.477cm" draw:transform="rotate (-1.13376588209552) translate (5.25286111111111cm 0.892527777777778cm)"><draw:text-box><text:p text:style-name="P83"><text:span text:style-name="T40">3 cm</text:span></text:p></draw:text-box></draw:frame><draw:line draw:style-name="gr8" draw:text-style-name="P85" svg:x1="2.9cm" svg:y1="2.611cm" svg:x2="5.541cm" svg:y2="2.639cm"><text:p/></draw:line><draw:line draw:style-name="gr8" draw:text-style-name="P85" svg:x1="2.872cm" svg:y1="2.623cm" svg:x2="2.932cm" svg:y2="2.595cm"><text:p/></draw:line><draw:line draw:style-name="gr8" draw:text-style-name="P85" svg:x1="2.872cm" svg:y1="2.623cm" svg:x2="2.932cm" svg:y2="2.595cm"><text:p/></draw:line><draw:polyline draw:style-name="gr8" draw:text-style-name="P85" svg:width="2.633cm" svg:height="2.294cm" svg:x="2.909cm" svg:y="2.612cm" svg:viewBox="0 0 2634 2295" draw:points="0,0 1281,2295 2634,30"><text:p/></draw:polyline><draw:polyline draw:style-name="gr8" draw:text-style-name="P85" svg:width="0.101cm" svg:height="0.259cm" svg:x="0.82cm" svg:y="0.573cm" svg:viewBox="0 0 102 260" draw:points="0,260 6,245 18,224 28,217 32,205 48,178 60,161 63,146 64,126 74,110 81,91 81,76 84,61 87,34 91,10 102,0"><text:p/></draw:polyline><draw:frame draw:style-name="gr10" draw:text-style-name="P86" svg:width="0.828cm" svg:height="0.477cm" svg:x="1.108cm" svg:y="0.603cm"><draw:text-box><text:p text:style-name="P83"><text:span text:style-name="T40">40°</text:span></text:p></draw:text-box></draw:frame><draw:frame draw:style-name="gr11" draw:text-style-name="P86" svg:width="0.782cm" svg:height="0.477cm" svg:x="0.683cm" svg:y="2.842cm"><draw:text-box><text:p text:style-name="P83"><text:span text:style-name="T40">65°</text:span></text:p></draw:text-box></draw:frame><draw:frame draw:style-name="gr12" draw:text-style-name="P87" svg:width="0.451cm" svg:height="0.477cm" svg:x="0.191cm" svg:y="3.662cm"><draw:text-box><text:p text:style-name="P83"><text:span text:style-name="T41">N</text:span></text:p></draw:text-box></draw:frame><draw:frame draw:style-name="gr12" draw:text-style-name="P87" svg:width="0.451cm" svg:height="0.477cm" svg:x="0.219cm" svg:y="0.161cm"><draw:text-box><text:p text:style-name="P83"><text:span text:style-name="T41">O</text:span></text:p></draw:text-box></draw:frame><draw:frame draw:style-name="gr12" draw:text-style-name="P87" svg:width="0.451cm" svg:height="0.477cm" svg:x="4.424cm" svg:y="0cm"><draw:text-box><text:p text:style-name="P83"><text:span text:style-name="T41">P</text:span></text:p></draw:text-box></draw:frame><draw:frame draw:style-name="gr12" draw:text-style-name="P87" svg:width="0.451cm" svg:height="0.477cm" svg:x="5.69cm" svg:y="2.637cm"><draw:text-box><text:p text:style-name="P83"><text:span text:style-name="T41">Q</text:span></text:p></draw:text-box></draw:frame><draw:frame draw:style-name="gr13" draw:text-style-name="P88" svg:width="0.276cm" svg:height="0.477cm" svg:x="4.136cm" svg:y="4.971cm"><draw:text-box><text:p text:style-name="P83"><text:span text:style-name="T42">R</text:span></text:p></draw:text-box></draw:frame><draw:line draw:style-name="gr8" draw:text-style-name="P85" svg:x1="4.32cm" svg:y1="2.512cm" svg:x2="4.299cm" svg:y2="2.782cm"><text:p/></draw:line><draw:line draw:style-name="gr8" draw:text-style-name="P85" svg:x1="4.731cm" svg:y1="3.687cm" svg:x2="5.008cm" svg:y2="3.879cm"><text:p/></draw:line><draw:line draw:style-name="gr8" draw:text-style-name="P85" svg:x1="3.618cm" svg:y1="1.572cm" svg:x2="3.874cm" svg:y2="1.74cm"><text:p/></draw:line><draw:line draw:style-name="gr8" draw:text-style-name="P85" svg:x1="3.674cm" svg:y1="3.701cm" svg:x2="3.431cm" svg:y2="3.851cm"><text:p/></draw:line><draw:polyline draw:style-name="gr8" draw:text-style-name="P85" svg:width="0.287cm" svg:height="0.203cm" svg:x="0.457cm" svg:y="3.345cm" svg:viewBox="0 0 288 204" draw:points="288,204 284,189 278,172 274,156 263,136 258,128 229,121 232,107 222,89 205,76 194,63 172,59 152,53 147,42 131,32 115,28 102,20 81,18 66,13 40,6 30,5 16,0 0,3"><text:p/></draw:polyline><draw:frame draw:style-name="gr12" draw:text-style-name="P87" svg:width="0.451cm" svg:height="0.477cm" svg:x="2.577cm" svg:y="2.925cm"><draw:text-box><text:p text:style-name="P83"><text:span text:style-name="T41">M</text:span></text:p></draw:text-box></draw:frame></draw:g></text:span></text:span></text:p>
        </text:list-header>
      </text:list>
      <text:p text:style-name="P32"><text:span text:style-name="_5f_pointillés_20_gris"><text:span text:style-name="T29"><text:tab/></text:span></text:span></text:p>
      <text:p text:style-name="P32"><text:span text:style-name="_5f_pointillés_20_gris"><text:span text:style-name="T29"><text:tab/></text:span></text:span></text:p>
      <text:p text:style-name="P32"><text:span text:style-name="_5f_pointillés_20_gris"><text:span text:style-name="T29"><text:tab/></text:span></text:span></text:p>
      <text:p text:style-name="P34"><text:span text:style-name="_5f_pointillés_20_gris"><text:span text:style-name="T31"><text:tab/></text:span></text:span></text:p>
      <text:p text:style-name="P32"><text:span text:style-name="_5f_pointillés_20_gris"><text:span text:style-name="T29"><text:tab/></text:span></text:span></text:p>
      <text:p text:style-name="P32"><text:span text:style-name="_5f_pointillés_20_gris"><text:span text:style-name="T29"><text:tab/></text:span></text:span></text:p>
      <text:p text:style-name="P32"><text:span text:style-name="_5f_pointillés_20_gris"><text:span text:style-name="T29"><text:tab/></text:span></text:span></text:p>
      <text:p text:style-name="P32"><text:span text:style-name="_5f_pointillés_20_gris"><text:span text:style-name="T29"><text:tab/></text:span></text:span></text:p>
      <text:p text:style-name="P34"><text:span text:style-name="_5f_pointillés_20_gris"><text:span text:style-name="T32"><text:tab/></text:span></text:span></text:p>
      <text:p text:style-name="P32"><text:span text:style-name="_5f_pointillés_20_gris"><text:span text:style-name="T29"><text:tab/></text:span></text:span></text:p>
      <text:p text:style-name="P34"><text:span text:style-name="_5f_pointillés_20_gris"><text:span text:style-name="T31"><text:tab/></text:span></text:span></text:p>
      <text:list xml:id="list92109347860608" text:continue-list="list92108513713097" text:style-name="liste_5f_abc">
        <text:list-item>
          <text:p text:style-name="P77"><text:span text:style-name="corps"><text:span text:style-name="T19">Reproduis cette figure en vraie grandeur.</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ucida Sans3" svg:font-family="'Lucida Sans'" style:font-pitch="variable"/>
    <style:font-face style:name="Lucida Sans Unicode" svg:font-family="'Lucida Sans Unicode'" style:font-pitch="variable"/>
    <style:font-face style:name="SimSun3" svg:font-family="SimSun" style:font-pitch="variable"/>
    <style:font-face style:name="Tahoma" svg:font-family="Tahoma" style:font-pitch="variable"/>
    <style:font-face style:name="Times New Roman3" svg:font-family="'Times New 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4"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4"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4"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uce_5f_enonce1" style:display-name="Puce_enonce1" style:family="text">
      <style:text-properties fo:color="#e8c32a" style:font-name="Bitstream Vera Sans4"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4"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4"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22"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4162d7" officeooo:paragraph-rsid="004264fa"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T1" style:family="text">
      <style:text-properties fo:font-variant="small-caps"/>
    </style:style>
    <style:style style:name="M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officeooo:rsid="0038b99f"/>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éditeur_20_série_20_4_20_impaire_20__28_D_29_" style:display-name="_Fiche éditeur série 4 impaire (D)" style:page-layout-name="Mpm11"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10"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5_20_paire_20__28_D_29_" style:display-name="_Fiche éditeur série 5 paire (D)" style:page-layout-name="Mpm12"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éditeur_20_série_20_3_20_paire_20__28_G_29_" style:display-name="_Fiche éditeur série 3 paire (G)" style:page-layout-name="Mpm10"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1" style:next-style-name="_5f_Fiche_20_éditeur_20_synthèse_20_paire_20__28_G_29_">
      <style:header>
        <text:p text:style-name="MP10">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10"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18" draw:style-name="Mgr1" draw:text-style-name="MP27" svg:width="4.329cm" svg:height="2.24cm" svg:x="-1.499cm" svg:y="-1cm" svg:viewBox="0 0 4330 2241" svg:d="M0 2241l3984-288c209-15 363-168 345-342l-170-1611h-4159z"><text:p/></draw:path><draw:frame text:anchor-type="paragraph" draw:z-index="21" draw:style-name="Mgr2" draw:text-style-name="MP29" svg:width="2.703cm" svg:height="0.715cm" draw:transform="rotate (0.0872664625997165) translate (-0.172861111111111cm 0.218722222222222cm)"><draw:text-box><text:p text:style-name="MP28"><text:span text:style-name="MT5">Série 3</text:span></text:p></draw:text-box></draw:frame><draw:line text:anchor-type="paragraph" draw:z-index="25" draw:style-name="Mgr3" draw:text-style-name="MP28" svg:x1="10.947cm" svg:y1="0.36cm" svg:x2="20.498cm" svg:y2="0.36cm"><text:p/></draw:line>Construire des triangles</text:p>
      </style:header>
      <style:footer>
        <text:p text:style-name="MP30"><draw:frame draw:style-name="Mfr1" draw:name="Cadre1" text:anchor-type="paragraph" svg:y="-0.06cm" draw:z-index="9"><draw:text-box fo:min-height="0.499cm" fo:min-width="3cm"><draw:frame draw:style-name="Mfr2" draw:name="Cadre2" text:anchor-type="frame" svg:x="0.45cm" svg:y="0.079cm" svg:width="0.817cm" draw:z-index="12"><draw:text-box fo:min-height="0.355cm"><text:p text:style-name="MP31"><draw:g text:anchor-type="paragraph" draw:z-index="15" draw:style-name="Mgr4"><draw:path draw:style-name="Mgr5" draw:text-style-name="MP32" svg:width="0.855cm" svg:height="1.172cm" svg:x="-0.03cm" svg:y="-0.194cm" svg:viewBox="0 0 856 1173" svg:d="M856 1173h-856v-991c0-100 79-182 175-182h505c97 0 176 82 176 182z"><text:p/></draw:path></draw:g><text:page-number text:select-page="current">91</text:page-number></text:p></draw:text-box></draw:frame><text:p text:style-name="MP33">Angles <text:span text:style-name="MT6">et triangles</text:span> • <text:span text:style-name="MT7">D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21:06.591000000</dc:date>
    <meta:printed-by>Katia Hache</meta:printed-by>
    <meta:print-date>2008-12-06T20:07:18</meta:print-date>
    <meta:editing-cycles>108</meta:editing-cycles>
    <meta:editing-duration>P1DT5H57M4S</meta:editing-duration>
    <meta:document-statistic meta:table-count="3" meta:image-count="0" meta:object-count="10" meta:page-count="3" meta:paragraph-count="119" meta:word-count="568" meta:character-count="3020" meta:non-whitespace-character-count="210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ver math:accent="true">
      <math:mi>THU</math:mi>
      <math:mo math:stretchy="false">ˆ</math:mo>
    </math:mover>
    <math:annotation math:encoding="StarMath 5.0">widehat THU</math:annotation>
  </math:semantics>
</math:math>
</file>

<file path=Object 12/content.xml><?xml version="1.0" encoding="utf-8"?>
<math xmlns="http://www.w3.org/1998/Math/MathML" display="block">
  <semantics>
    <mover accent="true">
      <mi>LDS</mi>
      <mo stretchy="true">^</mo>
    </mover>
    <annotation encoding="StarMath 5.0">widehat LDS</annotation>
  </semantics>
</math>
</file>

<file path=Object 13/content.xml><?xml version="1.0" encoding="utf-8"?>
<math xmlns="http://www.w3.org/1998/Math/MathML" display="block">
  <semantics>
    <mover accent="true">
      <mi>MET</mi>
      <mo stretchy="true">^</mo>
    </mover>
    <annotation encoding="StarMath 5.0">widehat MET</annotation>
  </semantics>
</math>
</file>

<file path=Object 14/content.xml><?xml version="1.0" encoding="utf-8"?>
<math xmlns="http://www.w3.org/1998/Math/MathML" display="block">
  <semantics>
    <mover accent="true">
      <mi>ETR</mi>
      <mo stretchy="true">^</mo>
    </mover>
    <annotation encoding="StarMath 5.0">widehat ETR</annotation>
  </semantics>
</math>
</file>

<file path=Object 2/content.xml><?xml version="1.0" encoding="utf-8"?>
<!DOCTYPE math  PUBLIC '-//OpenOffice.org//DTD Modified W3C MathML 1.01//EN'  'math.dtd'>
<math:math xmlns:math="http://www.w3.org/1998/Math/MathML">
  <math:semantics>
    <math:mover math:accent="true">
      <math:mi>GKO</math:mi>
      <math:mo math:stretchy="false"></math:mo>
    </math:mover>
    <math:annotation math:encoding="StarMath 5.0">widehat GKO</math:annotation>
  </math:semantics>
</math:math>
</file>

<file path=Object 24/content.xml><?xml version="1.0" encoding="utf-8"?>
<math xmlns="http://www.w3.org/1998/Math/MathML" display="block">
  <semantics>
    <mover accent="true">
      <mi>CAD</mi>
      <mo stretchy="true">^</mo>
    </mover>
    <annotation encoding="StarMath 5.0">widehat CAD</annotation>
  </semantics>
</math>
</file>

<file path=Object 3/content.xml><?xml version="1.0" encoding="utf-8"?>
<!DOCTYPE math  PUBLIC '-//OpenOffice.org//DTD Modified W3C MathML 1.01//EN'  'math.dtd'>
<math:math xmlns:math="http://www.w3.org/1998/Math/MathML">
  <math:semantics>
    <math:mover math:accent="true">
      <math:mi>KGO</math:mi>
      <math:mo math:stretchy="false"></math:mo>
    </math:mover>
    <math:annotation math:encoding="StarMath 5.0">widehat KGO</math:annotation>
  </math:semantics>
</math:math>
</file>

<file path=Object 4/content.xml><?xml version="1.0" encoding="utf-8"?>
<!DOCTYPE math  PUBLIC '-//OpenOffice.org//DTD Modified W3C MathML 1.01//EN'  'math.dtd'>
<math:math xmlns:math="http://www.w3.org/1998/Math/MathML">
  <math:semantics>
    <math:mover math:accent="true">
      <math:mi>NLM</math:mi>
      <math:mo math:stretchy="false">ˆ</math:mo>
    </math:mover>
    <math:annotation math:encoding="StarMath 5.0">widehat NLM</math:annotation>
  </math:semantics>
</math:math>
</file>

<file path=Object 5/content.xml><?xml version="1.0" encoding="utf-8"?>
<!DOCTYPE math  PUBLIC '-//OpenOffice.org//DTD Modified W3C MathML 1.01//EN'  'math.dtd'>
<math:math xmlns:math="http://www.w3.org/1998/Math/MathML">
  <math:semantics>
    <math:mover math:accent="true">
      <math:mi>PSR</math:mi>
      <math:mo math:stretchy="false">ˆ</math:mo>
    </math:mover>
    <math:annotation math:encoding="StarMath 5.0">widehat PSR</math:annotation>
  </math:semantics>
</math:math>
</file>

<file path=Object 6/content.xml><?xml version="1.0" encoding="utf-8"?>
<!DOCTYPE math  PUBLIC '-//OpenOffice.org//DTD Modified W3C MathML 1.01//EN'  'math.dtd'>
<math:math xmlns:math="http://www.w3.org/1998/Math/MathML">
  <math:semantics>
    <math:mover math:accent="true">
      <math:mi>SPR</math:mi>
      <math:mo math:stretchy="false">ˆ</math:mo>
    </math:mover>
    <math:annotation math:encoding="StarMath 5.0">widehat SPR</math:annotation>
  </math:semantics>
</math:math>
</file>